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3ece5460"/>
    </style:style>
    <style:style style:name="P7" style:family="paragraph" style:parent-style-name="Text_20_body">
      <style:text-properties officeooo:paragraph-rsid="3ed35555"/>
    </style:style>
    <style:style style:name="P8" style:family="paragraph" style:parent-style-name="Text_20_body">
      <style:text-properties officeooo:rsid="3ed08d8f" officeooo:paragraph-rsid="3ed35555"/>
    </style:style>
    <style:style style:name="P9" style:family="paragraph" style:parent-style-name="Text_20_body">
      <style:text-properties officeooo:paragraph-rsid="3ed596b9"/>
    </style:style>
    <style:style style:name="P10" style:family="paragraph" style:parent-style-name="Text_20_body">
      <style:text-properties officeooo:rsid="3ed596b9" officeooo:paragraph-rsid="3ed596b9"/>
    </style:style>
    <style:style style:name="P11" style:family="paragraph" style:parent-style-name="Text_20_body">
      <style:text-properties officeooo:paragraph-rsid="3eda03e2"/>
    </style:style>
    <style:style style:name="P12" style:family="paragraph" style:parent-style-name="Text_20_body">
      <style:text-properties officeooo:rsid="3eda7c58" officeooo:paragraph-rsid="3eda7c58"/>
    </style:style>
    <style:style style:name="P13" style:family="paragraph" style:parent-style-name="Text_20_body">
      <style:text-properties officeooo:rsid="3eda7c58" officeooo:paragraph-rsid="3edffd5c"/>
    </style:style>
    <style:style style:name="P14" style:family="paragraph" style:parent-style-name="Text_20_body">
      <style:text-properties officeooo:rsid="3ee66ff2" officeooo:paragraph-rsid="3ee66ff2"/>
    </style:style>
    <style:style style:name="P15" style:family="paragraph" style:parent-style-name="Text_20_body">
      <style:text-properties officeooo:rsid="3edb41fc" officeooo:paragraph-rsid="3ee3103b"/>
    </style:style>
    <style:style style:name="P16" style:family="paragraph" style:parent-style-name="Text_20_body">
      <style:text-properties fo:language="cs" fo:country="CZ" officeooo:paragraph-rsid="3ef5bc26" style:language-asian="zxx" style:country-asian="none" style:language-complex="zxx" style:country-complex="none"/>
    </style:style>
    <style:style style:name="P17" style:family="paragraph" style:parent-style-name="Text_20_body">
      <style:text-properties fo:language="cs" fo:country="CZ" officeooo:paragraph-rsid="3ef5bc26"/>
    </style:style>
    <style:style style:name="P18" style:family="paragraph" style:parent-style-name="Text_20_body">
      <style:text-properties fo:language="cs" fo:country="CZ" fo:font-style="normal" officeooo:paragraph-rsid="3ef5bc26" style:font-style-asian="normal" style:font-style-complex="normal"/>
    </style:style>
    <style:style style:name="P19" style:family="paragraph" style:parent-style-name="Text_20_body">
      <style:text-properties officeooo:paragraph-rsid="3ef5bc26"/>
    </style:style>
    <style:style style:name="P20" style:family="paragraph" style:parent-style-name="Standard">
      <style:paragraph-properties fo:text-align="center" style:justify-single-word="false"/>
      <style:text-properties officeooo:rsid="057aae1d" officeooo:paragraph-rsid="057aae1d"/>
    </style:style>
    <style:style style:name="P21"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2"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23"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4"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6"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7" style:family="paragraph" style:parent-style-name="Standard">
      <style:text-properties fo:language="cs" fo:country="CZ" fo:font-style="normal" officeooo:rsid="3ed88c1f" officeooo:paragraph-rsid="3eda03e2" style:font-style-asian="normal" style:font-style-complex="normal"/>
    </style:style>
    <style:style style:name="P28" style:family="paragraph" style:parent-style-name="Standard">
      <style:text-properties fo:language="cs" fo:country="CZ" fo:font-style="normal" officeooo:paragraph-rsid="3eda03e2" style:font-style-asian="normal" style:font-style-complex="normal"/>
    </style:style>
    <style:style style:name="P29" style:family="paragraph" style:parent-style-name="Standard">
      <style:text-properties fo:language="cs" fo:country="CZ" fo:font-style="normal" officeooo:paragraph-rsid="3ef5bc26" style:font-style-asian="normal" style:font-style-complex="normal"/>
    </style:style>
    <style:style style:name="P30"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31" style:family="paragraph" style:parent-style-name="Standard">
      <style:text-properties fo:language="cs" fo:country="CZ" officeooo:paragraph-rsid="3eda03e2" style:language-asian="zxx" style:country-asian="none" style:language-complex="zxx" style:country-complex="none"/>
    </style:style>
    <style:style style:name="P32" style:family="paragraph" style:parent-style-name="Standard">
      <style:text-properties fo:language="cs" fo:country="CZ" officeooo:paragraph-rsid="3ef5bc26" style:language-asian="zxx" style:country-asian="none" style:language-complex="zxx" style:country-complex="none"/>
    </style:style>
    <style:style style:name="P33" style:family="paragraph" style:parent-style-name="Standard">
      <style:text-properties fo:language="cs" fo:country="CZ" officeooo:paragraph-rsid="3eda03e2"/>
    </style:style>
    <style:style style:name="P34" style:family="paragraph" style:parent-style-name="Standard">
      <style:text-properties fo:language="cs" fo:country="CZ" officeooo:paragraph-rsid="3ef5bc26"/>
    </style:style>
    <style:style style:name="P35" style:family="paragraph" style:parent-style-name="Standard">
      <style:text-properties fo:language="cs" fo:country="CZ" fo:font-style="italic" officeooo:paragraph-rsid="3ef5bc26" style:font-style-asian="italic" style:font-style-complex="italic"/>
    </style:style>
    <style:style style:name="P36"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37"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38" style:family="paragraph" style:parent-style-name="Standard">
      <style:text-properties officeooo:rsid="3ed88c1f" officeooo:paragraph-rsid="3ed88c1f"/>
    </style:style>
    <style:style style:name="P39" style:family="paragraph" style:parent-style-name="Standard">
      <style:text-properties officeooo:paragraph-rsid="3eda03e2"/>
    </style:style>
    <style:style style:name="P40" style:family="paragraph" style:parent-style-name="Standard">
      <style:text-properties officeooo:paragraph-rsid="3ef5bc26"/>
    </style:style>
    <style:style style:name="P41" style:family="paragraph" style:parent-style-name="Standard">
      <style:text-properties fo:font-weight="bold" officeooo:paragraph-rsid="3ef5bc26" style:font-weight-asian="bold" style:font-weight-complex="bold"/>
    </style:style>
    <style:style style:name="P42"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43" style:family="paragraph" style:parent-style-name="Example_20_Header">
      <style:text-properties officeooo:paragraph-rsid="0ce95318"/>
    </style:style>
    <style:style style:name="P44" style:family="paragraph" style:parent-style-name="Contents_20_1">
      <style:paragraph-properties>
        <style:tab-stops>
          <style:tab-stop style:position="14.801cm" style:type="right" style:leader-style="dotted" style:leader-text="."/>
        </style:tab-stops>
      </style:paragraph-properties>
    </style:style>
    <style:style style:name="P45" style:family="paragraph" style:parent-style-name="Contents_20_2">
      <style:paragraph-properties>
        <style:tab-stops>
          <style:tab-stop style:position="14.801cm" style:type="right" style:leader-style="dotted" style:leader-text="."/>
        </style:tab-stops>
      </style:paragraph-properties>
    </style:style>
    <style:style style:name="P46" style:family="paragraph" style:parent-style-name="Standard">
      <style:paragraph-properties fo:margin-top="0.199cm" fo:margin-bottom="0.101cm" loext:contextual-spacing="false"/>
      <style:text-properties officeooo:paragraph-rsid="3ef5bc26"/>
    </style:style>
    <style:style style:name="P47" style:family="paragraph" style:parent-style-name="Heading_20_2">
      <style:text-properties officeooo:paragraph-rsid="3ef5bc26"/>
    </style:style>
    <style:style style:name="P48" style:family="paragraph" style:parent-style-name="Heading_20_4">
      <style:text-properties officeooo:rsid="3ee75ac1" officeooo:paragraph-rsid="3ee75ac1"/>
    </style:style>
    <style:style style:name="P49" style:family="paragraph" style:parent-style-name="Heading_20_4">
      <style:text-properties officeooo:rsid="3ed08d8f" officeooo:paragraph-rsid="3ed596b9"/>
    </style:style>
    <style:style style:name="P50" style:family="paragraph" style:parent-style-name="Heading_20_4">
      <style:text-properties officeooo:paragraph-rsid="3ef5bc26"/>
    </style:style>
    <style:style style:name="P51"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52" style:family="paragraph" style:parent-style-name="Standard">
      <style:text-properties fo:language="cs" fo:country="CZ" fo:font-style="normal" officeooo:paragraph-rsid="3ef6bcb0" style:font-style-asian="normal" style:font-style-complex="normal"/>
    </style:style>
    <style:style style:name="P53" style:family="paragraph" style:parent-style-name="Standard">
      <style:text-properties fo:language="cs" fo:country="CZ" officeooo:paragraph-rsid="3ef6bcb0"/>
    </style:style>
    <style:style style:name="P54" style:family="paragraph" style:parent-style-name="Heading_20_6">
      <style:text-properties officeooo:paragraph-rsid="3ef5bc26"/>
    </style:style>
    <style:style style:name="P55" style:family="paragraph" style:parent-style-name="Heading_20_6">
      <style:text-properties fo:language="cs" fo:country="CZ" officeooo:paragraph-rsid="3ef5bc26"/>
    </style:style>
    <style:style style:name="P56" style:family="paragraph" style:parent-style-name="Heading_20_6">
      <style:text-properties fo:language="cs" fo:country="CZ" officeooo:paragraph-rsid="3ef5bc26" style:language-asian="zxx" style:country-asian="none" style:language-complex="zxx" style:country-complex="none"/>
    </style:style>
    <style:style style:name="P57" style:family="paragraph" style:parent-style-name="Heading_20_6">
      <style:text-properties fo:language="cs" fo:country="CZ" fo:font-style="normal" officeooo:paragraph-rsid="3ef5bc26" style:font-style-asian="normal" style:font-style-complex="normal"/>
    </style:style>
    <style:style style:name="P58" style:family="paragraph" style:parent-style-name="Heading_20_6">
      <style:text-properties officeooo:paragraph-rsid="3ef6bcb0"/>
    </style:style>
    <style:style style:name="P59" style:family="paragraph" style:parent-style-name="Heading_20_6">
      <style:text-properties fo:font-style="normal" officeooo:paragraph-rsid="3ef6bcb0" style:font-style-asian="normal" style:font-style-complex="normal"/>
    </style:style>
    <style:style style:name="P60" style:family="paragraph" style:parent-style-name="Heading_20_5">
      <style:text-properties officeooo:paragraph-rsid="3ef5bc26"/>
    </style:style>
    <style:style style:name="P61" style:family="paragraph" style:parent-style-name="Heading_20_5">
      <style:text-properties fo:language="cs" fo:country="CZ" officeooo:paragraph-rsid="3ef5bc26"/>
    </style:style>
    <style:style style:name="P62" style:family="paragraph" style:parent-style-name="Text_20_body" style:master-page-name="Standard">
      <style:paragraph-properties fo:text-align="end" style:justify-single-word="false" style:page-number="auto"/>
      <style:text-properties officeooo:paragraph-rsid="2590605e"/>
    </style:style>
    <style:style style:name="P63" style:family="paragraph" style:parent-style-name="Text_20_body">
      <style:text-properties fo:language="cs" fo:country="CZ" officeooo:rsid="3edb41fc" officeooo:paragraph-rsid="3ee3103b"/>
    </style:style>
    <style:style style:name="P64"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65" style:family="paragraph" style:parent-style-name="Text_20_body">
      <style:text-properties officeooo:paragraph-rsid="3ef6bcb0"/>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style:language-asian="zxx" style:country-asian="none" style:font-style-asian="normal" style:language-complex="zxx" style:country-complex="none" style:font-style-complex="normal"/>
    </style:style>
    <style:style style:name="T10"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italic" style:font-style-asian="italic" style:font-style-complex="italic"/>
    </style:style>
    <style:style style:name="T13" style:family="text">
      <style:text-properties fo:language="cs" fo:country="CZ" fo:font-style="italic" officeooo:rsid="3ed596b9"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fo:font-weight="bold" style:font-style-asian="italic" style:font-weight-asian="bold" style:font-style-complex="italic" style:font-weight-complex="bold"/>
    </style:style>
    <style:style style:name="T16" style:family="text">
      <style:text-properties fo:language="cs" fo:country="CZ" officeooo:rsid="3ee3103b"/>
    </style:style>
    <style:style style:name="T17" style:family="text">
      <style:text-properties fo:language="cs" fo:country="CZ" officeooo:rsid="3edb41fc"/>
    </style:style>
    <style:style style:name="T18" style:family="text">
      <style:text-properties fo:language="cs" fo:country="CZ" style:language-asian="zxx" style:country-asian="none" style:language-complex="zxx" style:country-complex="none"/>
    </style:style>
    <style:style style:name="T19" style:family="text">
      <style:text-properties fo:language="cs" fo:country="CZ"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3ecd1329" style:font-style-asian="italic" style:font-style-complex="italic"/>
    </style:style>
    <style:style style:name="T22" style:family="text">
      <style:text-properties fo:font-style="italic" officeooo:rsid="3ece5460" style:font-style-asian="italic" style:font-style-complex="italic"/>
    </style:style>
    <style:style style:name="T23" style:family="text">
      <style:text-properties fo:font-style="italic" officeooo:rsid="3ecf313d" style:font-style-asian="italic" style:font-style-complex="italic"/>
    </style:style>
    <style:style style:name="T24" style:family="text">
      <style:text-properties fo:font-style="italic" officeooo:rsid="3ed19b7b" style:font-style-asian="italic" style:font-style-complex="italic"/>
    </style:style>
    <style:style style:name="T25" style:family="text">
      <style:text-properties fo:font-style="italic" officeooo:rsid="3ed73ee9" style:font-style-asian="italic" style:font-style-complex="italic"/>
    </style:style>
    <style:style style:name="T26" style:family="text">
      <style:text-properties fo:font-style="italic" officeooo:rsid="3edffd5c" style:font-style-asian="italic" style:font-style-complex="italic"/>
    </style:style>
    <style:style style:name="T27" style:family="text">
      <style:text-properties fo:font-style="normal" officeooo:rsid="3ecd1329" style:font-style-asian="normal" style:font-style-complex="normal"/>
    </style:style>
    <style:style style:name="T28" style:family="text">
      <style:text-properties fo:font-style="normal" officeooo:rsid="3ece5460" style:font-style-asian="normal" style:font-style-complex="normal"/>
    </style:style>
    <style:style style:name="T29" style:family="text">
      <style:text-properties fo:font-style="normal" officeooo:rsid="3ecf313d" style:font-style-asian="normal" style:font-style-complex="normal"/>
    </style:style>
    <style:style style:name="T30" style:family="text">
      <style:text-properties fo:font-style="normal" officeooo:rsid="3ed596b9" style:font-style-asian="normal" style:font-style-complex="normal"/>
    </style:style>
    <style:style style:name="T31" style:family="text">
      <style:text-properties fo:font-style="normal" officeooo:rsid="3ededdad" style:font-style-asian="normal" style:font-style-complex="normal"/>
    </style:style>
    <style:style style:name="T32" style:family="text">
      <style:text-properties fo:font-style="normal" officeooo:rsid="3ee67dcd" style:font-style-asian="normal" style:font-style-complex="normal"/>
    </style:style>
    <style:style style:name="T33" style:family="text">
      <style:text-properties fo:font-style="normal" officeooo:rsid="3edffd5c" style:font-style-asian="normal" style:font-style-complex="normal"/>
    </style:style>
    <style:style style:name="T34" style:family="text">
      <style:text-properties fo:font-style="normal" officeooo:rsid="3ef1907a" style:font-style-asian="normal" style:font-style-complex="normal"/>
    </style:style>
    <style:style style:name="T35" style:family="text">
      <style:text-properties officeooo:rsid="3ecd1329"/>
    </style:style>
    <style:style style:name="T36" style:family="text">
      <style:text-properties officeooo:rsid="1f9cf616"/>
    </style:style>
    <style:style style:name="T37" style:family="text">
      <style:text-properties officeooo:rsid="3ecf313d"/>
    </style:style>
    <style:style style:name="T38" style:family="text">
      <style:text-properties officeooo:rsid="3ed08d8f"/>
    </style:style>
    <style:style style:name="T39" style:family="text">
      <style:text-properties fo:font-variant="normal" fo:text-transform="none" fo:color="#222222" style:font-name="sans-serif" fo:font-size="8.39999961853027pt" fo:letter-spacing="normal" fo:font-style="normal" fo:font-weight="normal"/>
    </style:style>
    <style:style style:name="T40" style:family="text">
      <style:text-properties fo:font-variant="normal" fo:text-transform="none" fo:color="#222222" fo:letter-spacing="normal"/>
    </style:style>
    <style:style style:name="T4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2"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43" style:family="text">
      <style:text-properties officeooo:rsid="3edb41fc"/>
    </style:style>
    <style:style style:name="T44" style:family="text">
      <style:text-properties officeooo:rsid="3edbdc61"/>
    </style:style>
    <style:style style:name="T45" style:family="text">
      <style:text-properties officeooo:rsid="3edffd5c"/>
    </style:style>
    <style:style style:name="T46" style:family="text">
      <style:text-properties officeooo:rsid="3ee67dcd"/>
    </style:style>
    <style:style style:name="T47" style:family="text">
      <style:text-properties officeooo:rsid="3eea7765"/>
    </style:style>
    <style:style style:name="T48" style:family="text">
      <style:text-properties officeooo:rsid="3ef38e50"/>
    </style:style>
    <style:style style:name="T49" style:family="text">
      <style:text-properties fo:language="en" fo:country="U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
      <text:p text:style-name="Text_20_body"/>
      <text:p text:style-name="P25">Dračák</text:p>
      <text:p text:style-name="P20"/>
      <text:p text:style-name="P20"/>
      <text:p text:style-name="P26">podle staré školy</text:p>
      <text:p text:style-name="P21"/>
      <text:p text:style-name="P22">JEDY</text:p>
      <text:p text:style-name="P21"/>
      <text:p text:style-name="P21"/>
      <text:p text:style-name="P21"/>
      <text:p text:style-name="P21"/>
      <text:p text:style-name="P21"/>
      <text:p text:style-name="P23"/>
      <text:p text:style-name="P23"/>
      <text:p text:style-name="P24"/>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44"><text:a xlink:type="simple" xlink:href="#__RefHeading___Toc12772_4230435934" text:style-name="Internet_20_link" text:visited-style-name="Internet_20_link">TODO:</text:a><text:tab/>7</text:p>
          <text:p text:style-name="P44"><text:a xlink:type="simple" xlink:href="#__RefHeading___Toc19862_998592596" text:style-name="Internet_20_link" text:visited-style-name="Internet_20_link">Dungeoncrawl TODO</text:a><text:tab/>23</text:p>
          <text:p text:style-name="P44"><text:a xlink:type="simple" xlink:href="#__RefHeading___Toc23888_4068460501" text:style-name="Internet_20_link" text:visited-style-name="Internet_20_link">Campaign TODO</text:a><text:tab/>24</text:p>
          <text:p text:style-name="P44"><text:a xlink:type="simple" xlink:href="#__RefHeading___Toc23890_4068460501" text:style-name="Internet_20_link" text:visited-style-name="Internet_20_link">Co nesmí existovat</text:a><text:tab/>25</text:p>
          <text:p text:style-name="P44"><text:a xlink:type="simple" xlink:href="#__RefHeading___Toc12774_4230435934" text:style-name="Internet_20_link" text:visited-style-name="Internet_20_link">+Úvod</text:a><text:tab/>26</text:p>
          <text:p text:style-name="P45"><text:a xlink:type="simple" xlink:href="#__RefHeading___Toc12776_4230435934" text:style-name="Internet_20_link" text:visited-style-name="Internet_20_link">+Pán jeskyně a hráči postav</text:a><text:tab/>27</text:p>
          <text:p text:style-name="P45"><text:a xlink:type="simple" xlink:href="#__RefHeading___Toc12778_4230435934" text:style-name="Internet_20_link" text:visited-style-name="Internet_20_link">+Příběhy Dračáku</text:a><text:tab/>27</text:p>
          <text:p text:style-name="P45"><text:a xlink:type="simple" xlink:href="#__RefHeading___Toc12780_4230435934" text:style-name="Internet_20_link" text:visited-style-name="Internet_20_link">+Cíl hry</text:a><text:tab/>27</text:p>
          <text:p text:style-name="P45"><text:a xlink:type="simple" xlink:href="#__RefHeading___Toc12782_4230435934" text:style-name="Internet_20_link" text:visited-style-name="Internet_20_link">+Cíle vašich postav</text:a><text:tab/>28</text:p>
          <text:p text:style-name="P45"><text:a xlink:type="simple" xlink:href="#__RefHeading___Toc12784_4230435934" text:style-name="Internet_20_link" text:visited-style-name="Internet_20_link">+Pomůcky a rekvizity</text:a><text:tab/>28</text:p>
          <text:p text:style-name="P44"><text:a xlink:type="simple" xlink:href="#__RefHeading___Toc12786_4230435934" text:style-name="Internet_20_link" text:visited-style-name="Internet_20_link">+Než začnete hrát</text:a><text:tab/>29</text:p>
          <text:p text:style-name="P45"><text:a xlink:type="simple" xlink:href="#__RefHeading___Toc20140_1502512718" text:style-name="Internet_20_link" text:visited-style-name="Internet_20_link">+Čtení pravidel</text:a><text:tab/>29</text:p>
          <text:p text:style-name="P45"><text:a xlink:type="simple" xlink:href="#__RefHeading___Toc20142_1502512718" text:style-name="Internet_20_link" text:visited-style-name="Internet_20_link">+Váš herní svět</text:a><text:tab/>30</text:p>
          <text:p text:style-name="P45"><text:a xlink:type="simple" xlink:href="#__RefHeading___Toc20144_1502512718" text:style-name="Internet_20_link" text:visited-style-name="Internet_20_link">+Stačí začít s málem</text:a><text:tab/>31</text:p>
          <text:p text:style-name="P45"><text:a xlink:type="simple" xlink:href="#__RefHeading___Toc20146_1502512718" text:style-name="Internet_20_link" text:visited-style-name="Internet_20_link">+Sdílený svět Dračáku</text:a><text:tab/>31</text:p>
          <text:p text:style-name="P45"><text:a xlink:type="simple" xlink:href="#__RefHeading___Toc20148_1502512718" text:style-name="Internet_20_link" text:visited-style-name="Internet_20_link">+Vaše postavy</text:a><text:tab/>32</text:p>
          <text:p text:style-name="P45"><text:a xlink:type="simple" xlink:href="#__RefHeading___Toc20150_1502512718" text:style-name="Internet_20_link" text:visited-style-name="Internet_20_link">+Domluva o příběhové imunitě</text:a><text:tab/>33</text:p>
          <text:p text:style-name="P44"><text:a xlink:type="simple" xlink:href="#__RefHeading___Toc21875_1991418811" text:style-name="Internet_20_link" text:visited-style-name="Internet_20_link">.Tvoje postava</text:a><text:tab/>35</text:p>
          <text:p text:style-name="P45"><text:a xlink:type="simple" xlink:href="#__RefHeading___Toc12788_4230435934" text:style-name="Internet_20_link" text:visited-style-name="Internet_20_link">.Vlastnosti</text:a><text:tab/>35</text:p>
          <text:p text:style-name="P45"><text:a xlink:type="simple" xlink:href="#__RefHeading___Toc21879_1991418811" text:style-name="Internet_20_link" text:visited-style-name="Internet_20_link">.Rasa tvé postavy</text:a><text:tab/>36</text:p>
          <text:p text:style-name="P45"><text:a xlink:type="simple" xlink:href="#__RefHeading___Toc21881_1991418811" text:style-name="Internet_20_link" text:visited-style-name="Internet_20_link">Povolání tvé postavy</text:a><text:tab/>42</text:p>
          <text:p text:style-name="P45"><text:a xlink:type="simple" xlink:href="#__RefHeading___Toc14782_2806536736" text:style-name="Internet_20_link" text:visited-style-name="Internet_20_link">+Minulost</text:a><text:tab/>47</text:p>
          <text:p text:style-name="P45"><text:a xlink:type="simple" xlink:href="#__RefHeading___Toc12798_4230435934" text:style-name="Internet_20_link" text:visited-style-name="Internet_20_link">Rysy</text:a><text:tab/>50</text:p>
          <text:p text:style-name="P45"><text:a xlink:type="simple" xlink:href="#__RefHeading___Toc20152_1502512718" text:style-name="Internet_20_link" text:visited-style-name="Internet_20_link">+Jméno nebo přezdívka</text:a><text:tab/>53</text:p>
          <text:p text:style-name="P45"><text:a xlink:type="simple" xlink:href="#__RefHeading___Toc36196_611713307" text:style-name="Internet_20_link" text:visited-style-name="Internet_20_link">+Určení vlastností</text:a><text:tab/>54</text:p>
          <text:p text:style-name="P45"><text:a xlink:type="simple" xlink:href="#__RefHeading___Toc36198_611713307" text:style-name="Internet_20_link" text:visited-style-name="Internet_20_link">Určení počtu životů</text:a><text:tab/>55</text:p>
          <text:p text:style-name="P45"><text:a xlink:type="simple" xlink:href="#__RefHeading___Toc12790_4230435934" text:style-name="Internet_20_link" text:visited-style-name="Internet_20_link">+Úroveň</text:a><text:tab/>56</text:p>
          <text:p text:style-name="P45"><text:a xlink:type="simple" xlink:href="#__RefHeading___Toc20154_1502512718" text:style-name="Internet_20_link" text:visited-style-name="Internet_20_link">+Určení schopností</text:a><text:tab/>56</text:p>
          <text:p text:style-name="P45"><text:a xlink:type="simple" xlink:href="#__RefHeading___Toc19864_998592596" text:style-name="Internet_20_link" text:visited-style-name="Internet_20_link">Výbava</text:a><text:tab/>59</text:p>
          <text:p text:style-name="P44"><text:a xlink:type="simple" xlink:href="#__RefHeading___Toc14784_2806536736" text:style-name="Internet_20_link" text:visited-style-name="Internet_20_link">+Vrozené schopnosti</text:a><text:tab/>60</text:p>
          <text:p text:style-name="P44"><text:a xlink:type="simple" xlink:href="#__RefHeading___Toc20156_1502512718" text:style-name="Internet_20_link" text:visited-style-name="Internet_20_link">+Dovednosti</text:a><text:tab/>61</text:p>
          <text:p text:style-name="P44"><text:a xlink:type="simple" xlink:href="#__RefHeading___Toc36200_611713307" text:style-name="Internet_20_link" text:visited-style-name="Internet_20_link">Schopnosti povolání</text:a><text:tab/>67</text:p>
          <text:p text:style-name="P45"><text:a xlink:type="simple" xlink:href="#__RefHeading___Toc6999_1015327784" text:style-name="Internet_20_link" text:visited-style-name="Internet_20_link">Válečník</text:a><text:tab/>67</text:p>
          <text:p text:style-name="P45"><text:a xlink:type="simple" xlink:href="#__RefHeading___Toc7001_1015327784" text:style-name="Internet_20_link" text:visited-style-name="Internet_20_link">Hraničář</text:a><text:tab/>70</text:p>
          <text:p text:style-name="P45"><text:a xlink:type="simple" xlink:href="#__RefHeading___Toc7003_1015327784" text:style-name="Internet_20_link" text:visited-style-name="Internet_20_link">Alchymista</text:a><text:tab/>75</text:p>
          <text:p text:style-name="P45"><text:a xlink:type="simple" xlink:href="#__RefHeading___Toc7005_1015327784" text:style-name="Internet_20_link" text:visited-style-name="Internet_20_link">Kouzelník</text:a><text:tab/>85</text:p>
          <text:p text:style-name="P45"><text:a xlink:type="simple" xlink:href="#__RefHeading___Toc7007_1015327784" text:style-name="Internet_20_link" text:visited-style-name="Internet_20_link">Zloděj</text:a><text:tab/>102</text:p>
          <text:p text:style-name="P45"><text:a xlink:type="simple" xlink:href="#__RefHeading___Toc7009_1015327784" text:style-name="Internet_20_link" text:visited-style-name="Internet_20_link">Druid</text:a><text:tab/>105</text:p>
          <text:p text:style-name="P45"><text:soft-page-break/><text:a xlink:type="simple" xlink:href="#__RefHeading___Toc12800_4230435934" text:style-name="Internet_20_link" text:visited-style-name="Internet_20_link">Šaman</text:a><text:tab/>111</text:p>
          <text:p text:style-name="P44"><text:a xlink:type="simple" xlink:href="#__RefHeading___Toc12802_4230435934" text:style-name="Internet_20_link" text:visited-style-name="Internet_20_link">+Hraní Dračáku</text:a><text:tab/>112</text:p>
          <text:p text:style-name="P45"><text:a xlink:type="simple" xlink:href="#__RefHeading___Toc12804_4230435934" text:style-name="Internet_20_link" text:visited-style-name="Internet_20_link">+Hraje se ve vašich hlavách</text:a><text:tab/>113</text:p>
          <text:p text:style-name="P45"><text:a xlink:type="simple" xlink:href="#__RefHeading___Toc12806_4230435934" text:style-name="Internet_20_link" text:visited-style-name="Internet_20_link">+Vytváření společné představy</text:a><text:tab/>114</text:p>
          <text:p text:style-name="P45"><text:a xlink:type="simple" xlink:href="#__RefHeading___Toc12810_4230435934" text:style-name="Internet_20_link" text:visited-style-name="Internet_20_link">+Společná tvorba světa</text:a><text:tab/>115</text:p>
          <text:p text:style-name="P45"><text:a xlink:type="simple" xlink:href="#__RefHeading___Toc19866_998592596" text:style-name="Internet_20_link" text:visited-style-name="Internet_20_link">+Kdo má kdy konečné slovo</text:a><text:tab/>119</text:p>
          <text:p text:style-name="P45"><text:a xlink:type="simple" xlink:href="#__RefHeading___Toc12814_4230435934" text:style-name="Internet_20_link" text:visited-style-name="Internet_20_link">+Snaž se nápady svých spoluhráčů využívat</text:a><text:tab/>119</text:p>
          <text:p text:style-name="P45"><text:a xlink:type="simple" xlink:href="#__RefHeading___Toc12824_4230435934" text:style-name="Internet_20_link" text:visited-style-name="Internet_20_link">+Chyby a nedorozumění</text:a><text:tab/>120</text:p>
          <text:p text:style-name="P45"><text:a xlink:type="simple" xlink:href="#__RefHeading___Toc20184_1502512718" text:style-name="Internet_20_link" text:visited-style-name="Internet_20_link">+Když se ti cokoliv nezdá, řekni to nahlas</text:a><text:tab/>121</text:p>
          <text:p text:style-name="P45"><text:a xlink:type="simple" xlink:href="#__RefHeading___Toc12826_4230435934" text:style-name="Internet_20_link" text:visited-style-name="Internet_20_link">+Rozhodování a řešení sporů</text:a><text:tab/>121</text:p>
          <text:p text:style-name="P45"><text:a xlink:type="simple" xlink:href="#__RefHeading___Toc12830_4230435934" text:style-name="Internet_20_link" text:visited-style-name="Internet_20_link">+Co dělat, když tě hra nebaví</text:a><text:tab/>122</text:p>
          <text:p text:style-name="P45"><text:a xlink:type="simple" xlink:href="#__RefHeading___Toc18399_2593964349" text:style-name="Internet_20_link" text:visited-style-name="Internet_20_link">+Citlivá témata</text:a><text:tab/>123</text:p>
          <text:p text:style-name="P44"><text:a xlink:type="simple" xlink:href="#__RefHeading___Toc23199_831167585" text:style-name="Internet_20_link" text:visited-style-name="Internet_20_link">+Hraní za postavu</text:a><text:tab/>125</text:p>
          <text:p text:style-name="P45"><text:a xlink:type="simple" xlink:href="#__RefHeading___Toc12888_4230435934" text:style-name="Internet_20_link" text:visited-style-name="Internet_20_link">Nejsi tvoje postava</text:a><text:tab/>125</text:p>
          <text:p text:style-name="P45"><text:a xlink:type="simple" xlink:href="#__RefHeading___Toc20190_1502512718" text:style-name="Internet_20_link" text:visited-style-name="Internet_20_link">Nenechávej si své informace pro sebe!</text:a><text:tab/>127</text:p>
          <text:p text:style-name="P45"><text:a xlink:type="simple" xlink:href="#__RefHeading___Toc20192_1502512718" text:style-name="Internet_20_link" text:visited-style-name="Internet_20_link">Rozhodování v roli a mimo ni</text:a><text:tab/>128</text:p>
          <text:p text:style-name="P45"><text:a xlink:type="simple" xlink:href="#__RefHeading___Toc12890_4230435934" text:style-name="Internet_20_link" text:visited-style-name="Internet_20_link">Říkej rovnou, čeho se snažíš dosáhnout</text:a><text:tab/>129</text:p>
          <text:p text:style-name="P45"><text:a xlink:type="simple" xlink:href="#__RefHeading___Toc15351_3133622682" text:style-name="Internet_20_link" text:visited-style-name="Internet_20_link">Nevyřazuj se z děje</text:a><text:tab/>130</text:p>
          <text:p text:style-name="P45"><text:a xlink:type="simple" xlink:href="#__RefHeading___Toc15353_3133622682" text:style-name="Internet_20_link" text:visited-style-name="Internet_20_link">Nevyřazuj ostatní z děje</text:a><text:tab/>131</text:p>
          <text:p text:style-name="P45"><text:a xlink:type="simple" xlink:href="#__RefHeading___Toc12894_4230435934" text:style-name="Internet_20_link" text:visited-style-name="Internet_20_link">Stav svou postavu do nepříjemných situací</text:a><text:tab/>131</text:p>
          <text:p text:style-name="P45"><text:a xlink:type="simple" xlink:href="#__RefHeading___Toc15355_3133622682" text:style-name="Internet_20_link" text:visited-style-name="Internet_20_link">Zapojuj do svých problémů ostatní</text:a><text:tab/>132</text:p>
          <text:p text:style-name="P45"><text:a xlink:type="simple" xlink:href="#__RefHeading___Toc19880_998592596" text:style-name="Internet_20_link" text:visited-style-name="Internet_20_link">Počítej s důsledky svých činů</text:a><text:tab/>132</text:p>
          <text:p text:style-name="P45"><text:a xlink:type="simple" xlink:href="#__RefHeading___Toc19882_998592596" text:style-name="Internet_20_link" text:visited-style-name="Internet_20_link">Chovej se tak, abys chtěl se svou vlastní postavou spolupracovat</text:a><text:tab/>133</text:p>
          <text:p text:style-name="P45"><text:a xlink:type="simple" xlink:href="#__RefHeading___Toc20194_1502512718" text:style-name="Internet_20_link" text:visited-style-name="Internet_20_link">Uvažuj nahlas</text:a><text:tab/>133</text:p>
          <text:p text:style-name="P45"><text:a xlink:type="simple" xlink:href="#__RefHeading___Toc15357_3133622682" text:style-name="Internet_20_link" text:visited-style-name="Internet_20_link">Buď aktivní</text:a><text:tab/>134</text:p>
          <text:p text:style-name="P45"><text:a xlink:type="simple" xlink:href="#__RefHeading___Toc15359_3133622682" text:style-name="Internet_20_link" text:visited-style-name="Internet_20_link">Když s něčím nesouhlasíš, navrhni alternativu</text:a><text:tab/>134</text:p>
          <text:p text:style-name="P45"><text:a xlink:type="simple" xlink:href="#__RefHeading___Toc18403_2593964349" text:style-name="Internet_20_link" text:visited-style-name="Internet_20_link">Vyvaruj se mimoherních hlášek</text:a><text:tab/>135</text:p>
          <text:p text:style-name="P45"><text:a xlink:type="simple" xlink:href="#__RefHeading___Toc20196_1502512718" text:style-name="Internet_20_link" text:visited-style-name="Internet_20_link">Nezapomínej hrát roli</text:a><text:tab/>136</text:p>
          <text:p text:style-name="P45"><text:a xlink:type="simple" xlink:href="#__RefHeading___Toc19884_998592596" text:style-name="Internet_20_link" text:visited-style-name="Internet_20_link">Vyprávěj příběh své postavy</text:a><text:tab/>136</text:p>
          <text:p text:style-name="P44"><text:a xlink:type="simple" xlink:href="#__RefHeading___Toc12896_4230435934" text:style-name="Internet_20_link" text:visited-style-name="Internet_20_link">+Hraní družiny</text:a><text:tab/>137</text:p>
          <text:p text:style-name="P45"><text:a xlink:type="simple" xlink:href="#__RefHeading___Toc12898_4230435934" text:style-name="Internet_20_link" text:visited-style-name="Internet_20_link">Určujte si společné cíle</text:a><text:tab/>137</text:p>
          <text:p text:style-name="P45"><text:a xlink:type="simple" xlink:href="#__RefHeading___Toc15361_3133622682" text:style-name="Internet_20_link" text:visited-style-name="Internet_20_link">Domluvte se na dělení pokladů</text:a><text:tab/>139</text:p>
          <text:p text:style-name="P45"><text:a xlink:type="simple" xlink:href="#__RefHeading___Toc15363_3133622682" text:style-name="Internet_20_link" text:visited-style-name="Internet_20_link">Rozhodování v družině</text:a><text:tab/>139</text:p>
          <text:p text:style-name="P45"><text:a xlink:type="simple" xlink:href="#__RefHeading___Toc19886_998592596" text:style-name="Internet_20_link" text:visited-style-name="Internet_20_link">Budujte si pověst</text:a><text:tab/>140</text:p>
          <text:p text:style-name="P44"><text:a xlink:type="simple" xlink:href="#__RefHeading___Toc19888_998592596" text:style-name="Internet_20_link" text:visited-style-name="Internet_20_link">+Plánování</text:a><text:tab/>141</text:p>
          <text:p text:style-name="P45"><text:a xlink:type="simple" xlink:href="#__RefHeading___Toc19890_998592596" text:style-name="Internet_20_link" text:visited-style-name="Internet_20_link">Držte se toho, co si Pán jeskyně připravil</text:a><text:tab/>141</text:p>
          <text:p text:style-name="P45"><text:a xlink:type="simple" xlink:href="#__RefHeading___Toc15365_3133622682" text:style-name="Internet_20_link" text:visited-style-name="Internet_20_link">Nebojte se jednat, i když nemáte perfektní plán</text:a><text:tab/>142</text:p>
          <text:p text:style-name="P45"><text:a xlink:type="simple" xlink:href="#__RefHeading___Toc15367_3133622682" text:style-name="Internet_20_link" text:visited-style-name="Internet_20_link">Nepromýšlejte všechny možnosti</text:a><text:tab/>143</text:p>
          <text:p text:style-name="P45"><text:a xlink:type="simple" xlink:href="#__RefHeading___Toc15369_3133622682" text:style-name="Internet_20_link" text:visited-style-name="Internet_20_link">Postavy nemají mobily</text:a><text:tab/>143</text:p>
          <text:p text:style-name="P45"><text:soft-page-break/><text:a xlink:type="simple" xlink:href="#__RefHeading___Toc15371_3133622682" text:style-name="Internet_20_link" text:visited-style-name="Internet_20_link">Nechte plánovat jen postavy</text:a><text:tab/>143</text:p>
          <text:p text:style-name="P44"><text:a xlink:type="simple" xlink:href="#__RefHeading___Toc19892_998592596" text:style-name="Internet_20_link" text:visited-style-name="Internet_20_link">+Organizace hraní</text:a><text:tab/>146</text:p>
          <text:p text:style-name="P45"><text:a xlink:type="simple" xlink:href="#__RefHeading___Toc20007_1586965872" text:style-name="Internet_20_link" text:visited-style-name="Internet_20_link">+Hledání spoluhráčů</text:a><text:tab/>146</text:p>
          <text:p text:style-name="P45"><text:a xlink:type="simple" xlink:href="#__RefHeading___Toc20200_1502512718" text:style-name="Internet_20_link" text:visited-style-name="Internet_20_link">+Zakládání nové skupiny</text:a><text:tab/>147</text:p>
          <text:p text:style-name="P45"><text:a xlink:type="simple" xlink:href="#__RefHeading___Toc19894_998592596" text:style-name="Internet_20_link" text:visited-style-name="Internet_20_link">+Hledání skupiny</text:a><text:tab/>147</text:p>
          <text:p text:style-name="P45"><text:a xlink:type="simple" xlink:href="#__RefHeading___Toc20202_1502512718" text:style-name="Internet_20_link" text:visited-style-name="Internet_20_link">+Shánění hráčů do rozjeté hry</text:a><text:tab/>148</text:p>
          <text:p text:style-name="P45"><text:a xlink:type="simple" xlink:href="#__RefHeading___Toc20204_1502512718" text:style-name="Internet_20_link" text:visited-style-name="Internet_20_link">+Zapojení nového hráče</text:a><text:tab/>148</text:p>
          <text:p text:style-name="P45"><text:a xlink:type="simple" xlink:href="#__RefHeading___Toc20206_1502512718" text:style-name="Internet_20_link" text:visited-style-name="Internet_20_link">+Domlouvání hry</text:a><text:tab/>149</text:p>
          <text:p text:style-name="P44"><text:a xlink:type="simple" xlink:href="#__RefHeading___Toc23892_4068460501" text:style-name="Internet_20_link" text:visited-style-name="Internet_20_link">+Herní postupy</text:a><text:tab/>150</text:p>
          <text:p text:style-name="P45"><text:a xlink:type="simple" xlink:href="#__RefHeading___Toc12834_4230435934" text:style-name="Internet_20_link" text:visited-style-name="Internet_20_link">+Náhodný hod</text:a><text:tab/>150</text:p>
          <text:p text:style-name="P45"><text:a xlink:type="simple" xlink:href="#__RefHeading___Toc12836_4230435934" text:style-name="Internet_20_link" text:visited-style-name="Internet_20_link">+Putování</text:a><text:tab/>151</text:p>
          <text:p text:style-name="P45"><text:a xlink:type="simple" xlink:href="#__RefHeading___Toc12844_4230435934" text:style-name="Internet_20_link" text:visited-style-name="Internet_20_link">+Překonávání překážek</text:a><text:tab/>152</text:p>
          <text:p text:style-name="P45"><text:a xlink:type="simple" xlink:href="#__RefHeading___Toc23894_4068460501" text:style-name="Internet_20_link" text:visited-style-name="Internet_20_link">+Plížení</text:a><text:tab/>155</text:p>
          <text:p text:style-name="P45"><text:a xlink:type="simple" xlink:href="#__RefHeading___Toc23896_4068460501" text:style-name="Internet_20_link" text:visited-style-name="Internet_20_link">+Sledování</text:a><text:tab/>157</text:p>
          <text:p text:style-name="P45"><text:a xlink:type="simple" xlink:href="#__RefHeading___Toc23898_4068460501" text:style-name="Internet_20_link" text:visited-style-name="Internet_20_link">+Přetvářka</text:a><text:tab/>160</text:p>
          <text:p text:style-name="P45"><text:a xlink:type="simple" xlink:href="#__RefHeading___Toc12852_4230435934" text:style-name="Internet_20_link" text:visited-style-name="Internet_20_link">+Zjišťování informací</text:a><text:tab/>161</text:p>
          <text:p text:style-name="P45"><text:a xlink:type="simple" xlink:href="#__RefHeading___Toc12854_4230435934" text:style-name="Internet_20_link" text:visited-style-name="Internet_20_link">+Rozhovory</text:a><text:tab/>163</text:p>
          <text:p text:style-name="P45"><text:a xlink:type="simple" xlink:href="#__RefHeading___Toc1652_4210766435" text:style-name="Internet_20_link" text:visited-style-name="Internet_20_link">Boj</text:a><text:tab/>164</text:p>
          <text:p text:style-name="P45"><text:a xlink:type="simple" xlink:href="#__RefHeading___Toc23900_4068460501" text:style-name="Internet_20_link" text:visited-style-name="Internet_20_link">+Průzkum nebezpečných míst</text:a><text:tab/>212</text:p>
          <text:p text:style-name="P45"><text:a xlink:type="simple" xlink:href="#__RefHeading___Toc23194_831167585" text:style-name="Internet_20_link" text:visited-style-name="Internet_20_link">Pasti</text:a><text:tab/>218</text:p>
          <text:p text:style-name="P45"><text:a xlink:type="simple" xlink:href="#__RefHeading___Toc12874_4230435934" text:style-name="Internet_20_link" text:visited-style-name="Internet_20_link">Jiná nebezpečí</text:a><text:tab/>224</text:p>
          <text:p text:style-name="P45"><text:a xlink:type="simple" xlink:href="#__RefHeading___Toc12880_4230435934" text:style-name="Internet_20_link" text:visited-style-name="Internet_20_link">Léčení zranění</text:a><text:tab/>228</text:p>
          <text:p text:style-name="P45"><text:a xlink:type="simple" xlink:href="#__RefHeading___Toc20186_1502512718" text:style-name="Internet_20_link" text:visited-style-name="Internet_20_link">Umírání hráčských postav</text:a><text:tab/>230</text:p>
          <text:p text:style-name="P45"><text:a xlink:type="simple" xlink:href="#__RefHeading___Toc20188_1502512718" text:style-name="Internet_20_link" text:visited-style-name="Internet_20_link">Umírání protivníků</text:a><text:tab/>232</text:p>
          <text:p text:style-name="P45"><text:a xlink:type="simple" xlink:href="#__RefHeading___Toc23284_831167585" text:style-name="Internet_20_link" text:visited-style-name="Internet_20_link">Útěk a pronásledování</text:a><text:tab/>232</text:p>
          <text:p text:style-name="P44"><text:a xlink:type="simple" xlink:href="#__RefHeading___Toc19874_998592596" text:style-name="Internet_20_link" text:visited-style-name="Internet_20_link">Zlepšování postavy</text:a><text:tab/>238</text:p>
          <text:p text:style-name="P45"><text:a xlink:type="simple" xlink:href="#__RefHeading___Toc19876_998592596" text:style-name="Internet_20_link" text:visited-style-name="Internet_20_link">Postup po úrovních</text:a><text:tab/>238</text:p>
          <text:p text:style-name="P45"><text:a xlink:type="simple" xlink:href="#__RefHeading___Toc14788_2806536736" text:style-name="Internet_20_link" text:visited-style-name="Internet_20_link">Získávání nových dovedností</text:a><text:tab/>240</text:p>
          <text:p text:style-name="P44"><text:a xlink:type="simple" xlink:href="#__RefHeading___Toc12882_4230435934" text:style-name="Internet_20_link" text:visited-style-name="Internet_20_link">Výbava</text:a><text:tab/>242</text:p>
          <text:p text:style-name="P44"><text:a xlink:type="simple" xlink:href="#__RefHeading___Toc12884_4230435934" text:style-name="Internet_20_link" text:visited-style-name="Internet_20_link">Magické předměty</text:a><text:tab/>244</text:p>
          <text:p text:style-name="P45"><text:a xlink:type="simple" xlink:href="#__RefHeading___Toc19878_998592596" text:style-name="Internet_20_link" text:visited-style-name="Internet_20_link">Použití kouzelných předmětů</text:a><text:tab/>244</text:p>
          <text:p text:style-name="P44"><text:a xlink:type="simple" xlink:href="#__RefHeading___Toc12900_4230435934" text:style-name="Internet_20_link" text:visited-style-name="Internet_20_link">Vedení hry</text:a><text:tab/>250</text:p>
          <text:p text:style-name="P45"><text:a xlink:type="simple" xlink:href="#__RefHeading___Toc18407_2593964349" text:style-name="Internet_20_link" text:visited-style-name="Internet_20_link">Dbej na to, aby si všichni zahráli</text:a><text:tab/>250</text:p>
          <text:p text:style-name="P45"><text:a xlink:type="simple" xlink:href="#__RefHeading___Toc18409_2593964349" text:style-name="Internet_20_link" text:visited-style-name="Internet_20_link">Ujisti se, že tě hráčské postavy zajímají</text:a><text:tab/>255</text:p>
          <text:p text:style-name="P45"><text:a xlink:type="simple" xlink:href="#__RefHeading___Toc18411_2593964349" text:style-name="Internet_20_link" text:visited-style-name="Internet_20_link">Buď fér</text:a><text:tab/>256</text:p>
          <text:p text:style-name="P45"><text:a xlink:type="simple" xlink:href="#__RefHeading___Toc18413_2593964349" text:style-name="Internet_20_link" text:visited-style-name="Internet_20_link">Hraj otevřeně</text:a><text:tab/>256</text:p>
          <text:p text:style-name="P45"><text:a xlink:type="simple" xlink:href="#__RefHeading___Toc18415_2593964349" text:style-name="Internet_20_link" text:visited-style-name="Internet_20_link">Když někdo udělá chybu</text:a><text:tab/>256</text:p>
          <text:p text:style-name="P45"><text:a xlink:type="simple" xlink:href="#__RefHeading___Toc18417_2593964349" text:style-name="Internet_20_link" text:visited-style-name="Internet_20_link">Pomáhej hráčům, ale ne postavám</text:a><text:tab/>257</text:p>
          <text:p text:style-name="P45"><text:a xlink:type="simple" xlink:href="#__RefHeading___Toc18419_2593964349" text:style-name="Internet_20_link" text:visited-style-name="Internet_20_link">Neraď hráčům, co mají dělat jejich postavy</text:a><text:tab/>258</text:p>
          <text:p text:style-name="P45"><text:a xlink:type="simple" xlink:href="#__RefHeading___Toc20208_1502512718" text:style-name="Internet_20_link" text:visited-style-name="Internet_20_link">Nikdy nepředpokládej, co hráči udělají</text:a><text:tab/>259</text:p>
          <text:p text:style-name="P45"><text:soft-page-break/><text:a xlink:type="simple" xlink:href="#__RefHeading__25675_1009303451" text:style-name="Internet_20_link" text:visited-style-name="Internet_20_link">Nech hráče reagovat co nejdříve</text:a><text:tab/>259</text:p>
          <text:p text:style-name="P45"><text:a xlink:type="simple" xlink:href="#__RefHeading___Toc18421_2593964349" text:style-name="Internet_20_link" text:visited-style-name="Internet_20_link">Situační rozhodnutí</text:a><text:tab/>260</text:p>
          <text:p text:style-name="P45"><text:a xlink:type="simple" xlink:href="#__RefHeading___Toc18423_2593964349" text:style-name="Internet_20_link" text:visited-style-name="Internet_20_link">Kdy se hází</text:a><text:tab/>263</text:p>
          <text:p text:style-name="P45"><text:a xlink:type="simple" xlink:href="#__RefHeading___Toc12906_4230435934" text:style-name="Internet_20_link" text:visited-style-name="Internet_20_link">Putování</text:a><text:tab/>264</text:p>
          <text:p text:style-name="P45"><text:a xlink:type="simple" xlink:href="#__RefHeading___Toc12908_4230435934" text:style-name="Internet_20_link" text:visited-style-name="Internet_20_link">Překonávání překážek</text:a><text:tab/>265</text:p>
          <text:p text:style-name="P45"><text:a xlink:type="simple" xlink:href="#__RefHeading___Toc15373_3133622682" text:style-name="Internet_20_link" text:visited-style-name="Internet_20_link">Zjišťování informací</text:a><text:tab/>272</text:p>
          <text:p text:style-name="P45"><text:a xlink:type="simple" xlink:href="#__RefHeading___Toc15375_3133622682" text:style-name="Internet_20_link" text:visited-style-name="Internet_20_link">Rozhovory</text:a><text:tab/>273</text:p>
          <text:p text:style-name="P45"><text:a xlink:type="simple" xlink:href="#__RefHeading___Toc12910_4230435934" text:style-name="Internet_20_link" text:visited-style-name="Internet_20_link">Vedení soubojů</text:a><text:tab/>275</text:p>
          <text:p text:style-name="P45"><text:a xlink:type="simple" xlink:href="#__RefHeading___Toc20210_1502512718" text:style-name="Internet_20_link" text:visited-style-name="Internet_20_link">Boj s nestvůrami</text:a><text:tab/>279</text:p>
          <text:p text:style-name="P45"><text:a xlink:type="simple" xlink:href="#__RefHeading___Toc12912_4230435934" text:style-name="Internet_20_link" text:visited-style-name="Internet_20_link">Umírání hráčských postav</text:a><text:tab/>281</text:p>
          <text:p text:style-name="P45"><text:a xlink:type="simple" xlink:href="#__RefHeading___Toc20212_1502512718" text:style-name="Internet_20_link" text:visited-style-name="Internet_20_link">Vedení hry s příběhovou imunitou</text:a><text:tab/>283</text:p>
          <text:p text:style-name="P45"><text:a xlink:type="simple" xlink:href="#__RefHeading___Toc20214_1502512718" text:style-name="Internet_20_link" text:visited-style-name="Internet_20_link">Vedení hry bez příběhové imunity</text:a><text:tab/>283</text:p>
          <text:p text:style-name="P45"><text:a xlink:type="simple" xlink:href="#__RefHeading___Toc20216_1502512718" text:style-name="Internet_20_link" text:visited-style-name="Internet_20_link">Hlavními postavami příběhu jsou hráčské postavy</text:a><text:tab/>284</text:p>
          <text:p text:style-name="P45"><text:a xlink:type="simple" xlink:href="#__RefHeading___Toc20218_1502512718" text:style-name="Internet_20_link" text:visited-style-name="Internet_20_link">Jednorázová hra</text:a><text:tab/>289</text:p>
          <text:p text:style-name="P45"><text:a xlink:type="simple" xlink:href="#__RefHeading___Toc20220_1502512718" text:style-name="Internet_20_link" text:visited-style-name="Internet_20_link">Epizodní hraní</text:a><text:tab/>289</text:p>
          <text:p text:style-name="P45"><text:a xlink:type="simple" xlink:href="#__RefHeading___Toc12914_4230435934" text:style-name="Internet_20_link" text:visited-style-name="Internet_20_link">Kampaň</text:a><text:tab/>290</text:p>
          <text:p text:style-name="P45"><text:a xlink:type="simple" xlink:href="#__RefHeading___Toc20222_1502512718" text:style-name="Internet_20_link" text:visited-style-name="Internet_20_link">Příprava</text:a><text:tab/>294</text:p>
          <text:p text:style-name="P45"><text:a xlink:type="simple" xlink:href="#__RefHeading___Toc18433_2593964349" text:style-name="Internet_20_link" text:visited-style-name="Internet_20_link">Improvizace</text:a><text:tab/>296</text:p>
          <text:p text:style-name="P45"><text:a xlink:type="simple" xlink:href="#__RefHeading___Toc18435_2593964349" text:style-name="Internet_20_link" text:visited-style-name="Internet_20_link">Hraní podle scénáře</text:a><text:tab/>301</text:p>
          <text:p text:style-name="P45"><text:a xlink:type="simple" xlink:href="#__RefHeading___Toc20224_1502512718" text:style-name="Internet_20_link" text:visited-style-name="Internet_20_link">Struktura příběhu</text:a><text:tab/>302</text:p>
          <text:p text:style-name="P45"><text:a xlink:type="simple" xlink:href="#__RefHeading___Toc20226_1502512718" text:style-name="Internet_20_link" text:visited-style-name="Internet_20_link">Práce s časem</text:a><text:tab/>303</text:p>
          <text:p text:style-name="P45"><text:a xlink:type="simple" xlink:href="#__RefHeading___Toc18425_2593964349" text:style-name="Internet_20_link" text:visited-style-name="Internet_20_link">Přidělování kouzelných předmětů</text:a><text:tab/>303</text:p>
          <text:p text:style-name="P45"><text:a xlink:type="simple" xlink:href="#__RefHeading___Toc18427_2593964349" text:style-name="Internet_20_link" text:visited-style-name="Internet_20_link">Svět Dračáku</text:a><text:tab/>307</text:p>
          <text:p text:style-name="P45"><text:a xlink:type="simple" xlink:href="#__RefHeading___Toc18429_2593964349" text:style-name="Internet_20_link" text:visited-style-name="Internet_20_link">Příprava a improvizace</text:a><text:tab/>313</text:p>
          <text:p text:style-name="P44"><text:a xlink:type="simple" xlink:href="#__RefHeading___Toc18437_2593964349" text:style-name="Internet_20_link" text:visited-style-name="Internet_20_link">Bestiář</text:a><text:tab/>314</text:p>
          <text:p text:style-name="P45"><text:a xlink:type="simple" xlink:href="#__RefHeading___Toc18439_2593964349" text:style-name="Internet_20_link" text:visited-style-name="Internet_20_link">Velikost</text:a><text:tab/>314</text:p>
        </text:index-body>
      </text:table-of-content>
      <text:p text:style-name="P43"/>
      <text:p text:style-name="P4"/>
      <text:p text:style-name="P4"/>
      <text:p text:style-name="P4"/>
      <text:p text:style-name="P3">Verze 0.<text:span text:style-name="T35">0</text:span></text:p>
      <text:h text:style-name="Heading_20_1" text:outline-level="1">Jedy</text:h>
      <text:h text:style-name="Heading_20_4" text:outline-level="4"><text:span text:style-name="T35">V</text:span>lčí mor</text:h>
      <text:p text:style-name="P6"><text:span text:style-name="T21">síla </text:span><text:span text:style-name="T24">jedu</text:span><text:span text:style-name="T21">: </text:span><text:span text:style-name="T23">7</text:span><text:span text:style-name="T21"><text:line-break/>druh:</text:span><text:span text:style-name="T27"> rostlinný<text:line-break/></text:span><text:span text:style-name="T22">aplikace:</text:span><text:span text:style-name="T28"> požitím, zraněním</text:span><text:span text:style-name="T27"><text:line-break/></text:span><text:span text:style-name="T21">latence:</text:span><text:span text:style-name="T35"> 15 minut<text:line-break/></text:span><text:span text:style-name="T21">p</text:span><text:span text:style-name="T20">říznaky:</text:span> <text:span text:style-name="T35">p</text:span>ocit znecitlivění a⁠ mravenčení zasažené části, pocení, průjem, silné zvracení, úzkost, zimnice, později <text:span text:style-name="T36">případně</text:span> smrt zástavou srdce nebo udušením</text:p>
      <text:h text:style-name="P48" text:outline-level="4">Jed ze zmije</text:h>
      <text:p text:style-name="Text_20_body"><text:span text:style-name="T21">síla</text:span><text:span text:style-name="T24"> jedu</text:span><text:span text:style-name="T21">: </text:span><text:span text:style-name="T23">8</text:span><text:span text:style-name="T21"><text:line-break/>druh:</text:span><text:span text:style-name="T27"> </text:span><text:span text:style-name="T29">živočišný</text:span><text:span text:style-name="T27"><text:line-break/></text:span><text:span text:style-name="T22">aplikace:</text:span><text:span text:style-name="T28"> zraněním</text:span><text:span text:style-name="T27"><text:line-break/></text:span><text:span text:style-name="T21">latence:</text:span><text:span text:style-name="T35"> 2 minuty<text:line-break/></text:span><text:span text:style-name="T21">p</text:span><text:span text:style-name="T20">říznaky:</text:span> <text:span text:style-name="T47">intenzivní bolest v ráně, otok, pocit brnění, zanícení kůže a citlivost na dotyk. Potíže s dýcháním. Otok a modřiny po celé končeti</text:span>ně. <text:span text:style-name="T48">Později zeslábnutí</text:span> tep<text:span text:style-name="T48">u</text:span>, kóma<text:span text:style-name="T47"><text:line-break/></text:span><text:span text:style-name="T26">účinek:</text:span><text:span text:style-name="T33"> </text:span><text:span text:style-name="T34">za první úspěch zranění, za druhý vyřazení zasažené končetiny</text:span></text:p>
      <text:h text:style-name="Heading_20_4" text:outline-level="4"><text:soft-page-break/>Jed z kobry</text:h>
      <text:p text:style-name="P7"><text:span text:style-name="T21">síla</text:span><text:span text:style-name="T24"> jedu</text:span><text:span text:style-name="T21">: </text:span><text:span text:style-name="T23">8</text:span><text:span text:style-name="T21"><text:line-break/>druh:</text:span><text:span text:style-name="T27"> </text:span><text:span text:style-name="T29">živočišný</text:span><text:span text:style-name="T27"><text:line-break/></text:span><text:span text:style-name="T22">aplikace:</text:span><text:span text:style-name="T28"> zraněním</text:span><text:span text:style-name="T27"><text:line-break/></text:span><text:span text:style-name="T21">latence:</text:span><text:span text:style-name="T35"> 1 hodina<text:line-break/></text:span><text:span text:style-name="T21">p</text:span><text:span text:style-name="T20">říznaky:</text:span> <text:span text:style-name="T37">mátožnost, žaludeční nevolnost, bolesti břicha, zvracení, zčernání, zahnívání a silné pálení v okolí rány. </text:span><text:span text:style-name="T2">N</text:span><text:span text:style-name="T3">ěkolik minut po zranění z</text:span><text:span text:style-name="T38"> rány začne být cítit hnilobný zápach.</text:span></text:p>
      <text:p text:style-name="P8">Jed z kobry blokuje nervové signály, smrt obvykle nastává v důsledku zástavy dechu.</text:p>
      <text:h text:style-name="P49" text:outline-level="4">Jed z černé ropuchy</text:h>
      <text:p text:style-name="P12">TODO</text:p>
      <text:p text:style-name="P9"><text:span text:style-name="T21">síla</text:span><text:span text:style-name="T24"> jedu</text:span><text:span text:style-name="T21">: </text:span><text:span text:style-name="T25">7</text:span><text:span text:style-name="T21"><text:line-break/>druh:</text:span><text:span text:style-name="T27"> </text:span><text:span text:style-name="T29">živočišný</text:span><text:span text:style-name="T27"><text:line-break/></text:span><text:span text:style-name="T22">aplikace:</text:span><text:span text:style-name="T28"> zraněním </text:span><text:span text:style-name="T30">nebo vstřebáním kůží</text:span><text:span text:style-name="T27"><text:line-break/></text:span><text:span text:style-name="T21">latence:</text:span><text:span text:style-name="T35"> 10 minut<text:line-break/></text:span><text:span text:style-name="T13">p</text:span><text:span text:style-name="T14">říznaky:</text:span><text:span text:style-name="T6"> </text:span><text:span text:style-name="T5">l</text:span><text:span text:style-name="T7">apání po dechu</text:span><text:span text:style-name="T6">, </text:span><text:span text:style-name="T8">zvracení, křeče</text:span></text:p>
      <text:p text:style-name="P10">Smrt nastává v důsledku zástavy srdce.</text:p>
      <text:h text:style-name="Heading_20_4" text:outline-level="4">Jed z mušlí</text:h>
      <text:p text:style-name="P12">TODO</text:p>
      <text:p text:style-name="P38"><text:span text:style-name="T39">Symptoms can appear ten to 30 minutes after ingestion, and include </text:span><text:a xlink:type="simple" xlink:href="https://en.wikipedia.org/wiki/Nausea" text:style-name="Internet_20_link" text:visited-style-name="Visited_20_Internet_20_Link"><text:span text:style-name="T41">nausea</text:span></text:a><text:span text:style-name="T39">, </text:span><text:a xlink:type="simple" xlink:href="https://en.wikipedia.org/wiki/Vomiting" text:style-name="Internet_20_link" text:visited-style-name="Visited_20_Internet_20_Link"><text:span text:style-name="T41">vomiting</text:span></text:a><text:span text:style-name="T39">, </text:span><text:a xlink:type="simple" xlink:href="https://en.wikipedia.org/wiki/Diarrhea" text:style-name="Internet_20_link" text:visited-style-name="Visited_20_Internet_20_Link"><text:span text:style-name="T41">diarrhea</text:span></text:a><text:span text:style-name="T39">, </text:span><text:a xlink:type="simple" xlink:href="https://en.wikipedia.org/wiki/Abdominal_pain" text:style-name="Internet_20_link" text:visited-style-name="Visited_20_Internet_20_Link"><text:span text:style-name="T41">abdominal pain</text:span></text:a><text:span text:style-name="T39">, </text:span><text:a xlink:type="simple" xlink:href="https://en.wikipedia.org/wiki/Paresthesia" text:style-name="Internet_20_link" text:visited-style-name="Visited_20_Internet_20_Link"><text:span text:style-name="T41">tingling or burning</text:span></text:a><text:span text:style-name="T40"> </text:span><text:span text:style-name="T39">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42">[1]</text:span></text:a><text:span text:style-name="T40"> </text:span><text:a xlink:type="simple" xlink:href="https://en.wikipedia.org/wiki/Dyspnea" text:style-name="Internet_20_link" text:visited-style-name="Visited_20_Internet_20_Link"><text:span text:style-name="T41">Shortness of breath</text:span></text:a><text:span text:style-name="T39">, </text:span><text:a xlink:type="simple" xlink:href="https://en.wikipedia.org/wiki/Xerostomia" text:style-name="Internet_20_link" text:visited-style-name="Visited_20_Internet_20_Link"><text:span text:style-name="T41">dry mouth</text:span></text:a><text:span text:style-name="T39">, a choking feeling, </text:span><text:a xlink:type="simple" xlink:href="https://en.wikipedia.org/wiki/Dysarthria" text:style-name="Internet_20_link" text:visited-style-name="Visited_20_Internet_20_Link"><text:span text:style-name="T41">confused or slurred speech</text:span></text:a><text:span text:style-name="T39">, and </text:span><text:a xlink:type="simple" xlink:href="https://en.wikipedia.org/wiki/Ataxia" text:style-name="Internet_20_link" text:visited-style-name="Visited_20_Internet_20_Link"><text:span text:style-name="T41">loss of coordination</text:span></text:a><text:span text:style-name="T40"> </text:span><text:span text:style-name="T39">are also possible.</text:span> </text:p>
      <text:p text:style-name="P38"/>
      <text:h text:style-name="Heading_20_4" text:outline-level="4"><text:soft-page-break/>Jed z pralesničky</text:h>
      <text:p text:style-name="P12">/<text:span text:style-name="T46">* pralesnička = šípová žába */</text:span></text:p>
      <text:p text:style-name="P12">TODO</text:p>
      <text:p text:style-name="P39"><text:span text:style-name="T9">Síla jedu: </text:span><text:span text:style-name="T10">12</text:span><text:span text:style-name="T9">, zranění: 27 + 1k6</text:span></text:p>
      <text:p text:style-name="P31">Aplikace: Skrz otevřené zranění, kontaktem s pokožkou</text:p>
      <text:p text:style-name="P31">Latence: 30-60 vteřin</text:p>
      <text:p text:style-name="P31">Působení: 2-4 minuty</text:p>
      <text:p text:style-name="P31">Sběr surovin: Lov a sběr drobných živočichů 4</text:p>
      <text:p text:style-name="P39">Rozpoznání podle příznaků: Znalost jedů 4</text:p>
      <text:p text:style-name="P31">Protijed: Není známý</text:p>
      <text:p text:style-name="P11"/>
      <text:p text:style-name="P33">Způsobuje srdeční zástavu</text:p>
      <text:p text:style-name="P33">-- extrémně silný, téměř instantně působící jed (zabíjí do několika minut). Zbraně potřené tímto jedem zůstanou smrtelně jedovaté po dobu několika měsíců až let.</text:p>
      <text:p text:style-name="P33">-- jedovaté žáby chované v zajetí ztrácejí schopnost vytvářet nový jed (jejich kůže získává jedovatá ještě několik let, pokud jed není odebrán, ale nový jed už žába nevytváří).</text:p>
      <text:p text:style-name="P39"/>
      <text:p text:style-name="P28">-- tady by to asi chtělo 2 varianty, jednu slabší a relativně běžně dostupnou, druhou opravdu smrtící, ale ve Vadorské oblasti extrémně vzácnou a drahou.</text:p>
      <text:p text:style-name="P28"/>
      <text:p text:style-name="P27">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4" text:outline-level="4">Kurare</text:h>
      <text:p text:style-name="P13"><text:span text:style-name="T21">síla</text:span><text:span text:style-name="T24"> jedu</text:span><text:span text:style-name="T21">:</text:span><text:span text:style-name="T27"> </text:span><text:span text:style-name="T29">8 </text:span><text:span text:style-name="T31">(ve větších dávkách i víc)</text:span><text:span text:style-name="T21"><text:line-break/>druh:</text:span><text:span text:style-name="T27"> </text:span><text:span text:style-name="T32">rostlinný</text:span><text:span text:style-name="T27"><text:line-break/></text:span><text:span text:style-name="T22">aplikace:</text:span><text:span text:style-name="T28"> zraněním</text:span><text:span text:style-name="T27"><text:line-break/></text:span><text:span text:style-name="T21">latence:</text:span><text:span text:style-name="T35"> 1 minuta<text:line-break/></text:span><text:soft-page-break/><text:span text:style-name="T26">trvání:</text:span><text:span text:style-name="T45"> 30 minut<text:line-break/></text:span><text:span text:style-name="T21">p</text:span><text:span text:style-name="T20">říznaky:</text:span> kompletní svalová paralýza, zástava dechu<text:line-break/><text:span text:style-name="T26">účinek:</text:span><text:span text:style-name="T45"> za první úspěch paralytické zranění, za druhý nevýhoda, vyřazení znamená kompletní paralýzu</text:span></text:p>
      <text:p text:style-name="P14">Vyrábí se z mízy tropické liány. <text:span text:style-name="T43">Zp</text:span><text:span text:style-name="T17">ůsob</text:span><text:span text:style-name="T1">uje</text:span><text:span text:style-name="T17"> paralýzu svalstva, srdce oběti však stále bije. </text:span><text:span text:style-name="T44">V menších dávkách pouze paralyzuje, ve větších způsobí zástavu dechu. Smrt udušením pak nastává do několika minut. </text:span><text:span text:style-name="T17">Pokud je pacientovi </text:span><text:span text:style-name="T16">po dobu působení</text:span><text:span text:style-name="T17"> poskytnuto umělé dýchání, přežije zcela bez následků.</text:span></text:p>
      <text:p text:style-name="P15"><text:a xlink:type="simple" xlink:href="https://www.sciencedirect.com/topics/neuroscience/curare" text:style-name="Internet_20_link" text:visited-style-name="Visited_20_Internet_20_Link"><text:span text:style-name="T1">https://www.sciencedirect.com/topics/neuroscience/curare</text:span></text:a><text:span text:style-name="T1"> </text:span></text:p>
      <text:p text:style-name="P63"/>
      <text:p text:style-name="P63"/>
      <text:p text:style-name="P63"/>
      <text:h text:style-name="Heading_20_1" text:outline-level="1">Resource</text:h>
      <text:p text:style-name="P40">/*</text:p>
      <text:p text:style-name="P40">Nezpracované jedy:</text:p>
      <text:p text:style-name="P40"/>
      <text:p text:style-name="P34">Blín</text:p>
      <text:p text:style-name="P34"/>
      <text:p text:style-name="P34">Oleandr</text:p>
      <text:p text:style-name="P34">-- subtropy</text:p>
      <text:p text:style-name="P34">-- nejjedovatější je pryskyřice</text:p>
      <text:p text:style-name="P34">-- příznaky: zvracení, průjem, horečka, třesavka, závratě, křeče, srdeční arytmie. Projevují se brzy po otravě.</text:p>
      <text:p text:style-name="P34">-- jed působí přímo na srdeční sval. Obvykle dochází ke kolapsu případně komatu a následuje smrt (do několika hodin od otravy).</text:p>
      <text:p text:style-name="P40">*/</text:p>
      <text:p text:style-name="P40"/>
      <text:p text:style-name="P40">TODO: Projít všechny jedy a pokud existuje způsob, jak jed poznat po aplikaci (černý povlak na hrotu šípu, atd.), hodit to do hlavičky jedu.</text:p>
      <text:p text:style-name="P40">TODO: Zkontrolovat, zda je u všech jedů výrobní dovednost (třeba z Bolehlavu se dělá odvar a v hlavičce to tuším zmíněno není).</text:p>
      <text:p text:style-name="P40">TODO: Některé jedy lze rozpoznat už v době latence – hodit to do hlavičky (asi do závorky k parametru Rozpoznání podle příznaků)</text:p>
      <text:p text:style-name="P46"/>
      <text:p text:style-name="P46">TODO: U všech jedů (obzvláště u rostlinných) doplnit požadavky na výrobní dovednosti. Z bylinek je většinou potřeba udělat nějaký odvar nebo tak něco, jinak jsou sice taky jedovaté, ale slabší /* Takže asi zmínit i tuhle variantu a o kolik bude přímé použití suroviny slabší. -- Síla jedu o 3 dolů řekněme?</text:p>
      <text:p text:style-name="P46">-- respektive, proč nutně slabší? Spíš je problém v aplikaci, surové listí nejspíš nikdo dobrovolné jíst nebude a na zbraň se taky napatlat nedá. */</text:p>
      <text:p text:style-name="P46"/>
      <text:p text:style-name="P34"/>
      <text:h text:style-name="P50" text:outline-level="4"><text:soft-page-break/>Rostlinné jedy</text:h>
      <text:p text:style-name="P34"/>
      <text:h text:style-name="P60" text:outline-level="5">Jedovaté houby</text:h>
      <text:p text:style-name="P34">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34"><text:tab/>Jedovaté houby se na rozdíl od jiných druhů jedu nijak nezpracovávají (pouze kulinářským uměním, ale to ve většině případů nemá na jedovatost vliv).</text:p>
      <text:p text:style-name="P34"><text:tab/>Jedovatých hub je mnoho druhů, většina z nich však není smrtelná. Zde si uvedeme jen ty nejnebezpečnější.</text:p>
      <text:p text:style-name="P34"/>
      <text:h text:style-name="P54" text:outline-level="6">Muchomůrka zelená</text:h>
      <text:p text:style-name="P30">Síla jedu: 5, zranění: 15 + 1k6, způsobuje závažná zranění (poškození jater, případně ledvin)</text:p>
      <text:p text:style-name="P32">Aplikace: konzumací</text:p>
      <text:p text:style-name="P32">Latence: 6-12 hodin</text:p>
      <text:p text:style-name="P32">Působení: 2-3 dny</text:p>
      <text:p text:style-name="P40">Sběr surovin: Bylinkářství 3</text:p>
      <text:p text:style-name="P40">Rozpoznání podle příznaků: Znalost jedů 3</text:p>
      <text:p text:style-name="P40">Protijed: Není známý</text:p>
      <text:p text:style-name="P40"/>
      <text:p text:style-name="P40"><text:span text:style-name="T1">Velice chutná houba. </text:span><text:span text:style-name="T18">Roste obvykle v mírném a studeném pásmu, nejčastěji ve smíšených lesích (hlavně duby a jehličnany).</text:span></text:p>
      <text:p text:style-name="P34"><text:tab/>Zhruba 6-12 hodin po požití cíl nepociťuje žádné příznaky. Pak přijdou bolesti břicha, vydatné zvracení a řídký průjem zhruba po dobu 6-9 hodin. Poté obvykle příznaky ustoupí, jed však stále působí a začíná poškozovat játra, což způsobí selhání jater a vnitřní krvácení. Do dvou až tří dnů pacient upadá do komatu a následně umírá.</text:p>
      <text:p text:style-name="P32"><text:tab/>Protijed není známý. Výtažek z mléčného bodláku pomáhá regenerovat játra a zvyšuje tak šanci na přežití.<text:tab/></text:p>
      <text:p text:style-name="P32"/>
      <text:h text:style-name="P54" text:outline-level="6"><text:soft-page-break/>Pavučinec plyšový</text:h>
      <text:p text:style-name="P30">Síla jedu: 6, zranění 18 + 1k6, způsobuje závažná zranění (poškození jater, případně ledvin)</text:p>
      <text:p text:style-name="P32">Aplikace: konzumací</text:p>
      <text:p text:style-name="P32">Latence: 3-20 dní</text:p>
      <text:p text:style-name="P32">Působení: 5-7 dní</text:p>
      <text:p text:style-name="P40">Sběr surovin: Bylinkářství 5 (jde o poměrně vzácnou houbu)</text:p>
      <text:p text:style-name="P40">Rozpoznání podle příznaků: Znalost jedů 4</text:p>
      <text:p text:style-name="P32">Protijed: Není známý</text:p>
      <text:p text:style-name="P32"/>
      <text:p text:style-name="P34"><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32"><text:tab/>Protijed není známý. Výtažek z mléčného bodláku pomáhá regenerovat játra a zvyšuje tak šanci na přežití.</text:p>
      <text:p text:style-name="P32"/>
      <text:h text:style-name="P54" text:outline-level="6">Ucháč obecný</text:h>
      <text:p text:style-name="P30">Síla jedu: 5, zranění: 15 + 1k6</text:p>
      <text:p text:style-name="P32">Aplikace: konzumací</text:p>
      <text:p text:style-name="P32">Latence: 6-12 hodin</text:p>
      <text:p text:style-name="P32">Působení: 5-7 dní</text:p>
      <text:p text:style-name="P40">Sběr surovin: Bylinkářství 2</text:p>
      <text:p text:style-name="P40">Rozpoznání podle příznaků: Znalost jedů 2</text:p>
      <text:p text:style-name="P32">Protijed: Není známý</text:p>
      <text:p text:style-name="P32"/>
      <text:p text:style-name="P34"><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34"><text:tab/>Protijed není známý, léčba povětšinou jen zmírňuje příznaky.</text:p>
      <text:p text:style-name="P34"/>
      <text:p text:style-name="P34"/>
      <text:h text:style-name="P61" text:outline-level="5"><text:soft-page-break/>Výtažky z rostlin</text:h>
      <text:p text:style-name="P34"/>
      <text:h text:style-name="P54" text:outline-level="6">Bolehlav</text:h>
      <text:p text:style-name="P19">/* hemlock */</text:p>
      <text:p text:style-name="P30">Síla jedu: 5, zranění: 15 + 1k6</text:p>
      <text:p text:style-name="P32">Aplikace: konzumací</text:p>
      <text:p text:style-name="P32">Latence: 30 minut</text:p>
      <text:p text:style-name="P32">Působení: 2-3 dny</text:p>
      <text:p text:style-name="P40">Sběr surovin: Bylinkářství 2</text:p>
      <text:p text:style-name="P40">Rozpoznání podle příznaků: Znalost jedů 2</text:p>
      <text:p text:style-name="P32">Protijed: Není známý</text:p>
      <text:p text:style-name="P32"/>
      <text:p text:style-name="P32">Destilovaná varianta:</text:p>
      <text:p text:style-name="P30">Síla jedu: 6, zranění: 18 + 1k6</text:p>
      <text:p text:style-name="P30">Výroba: /* TODO: Asi nějaká alchymistická dovednost – destilace možná bude na určitém hodnocení dovednosti Alchymie. */</text:p>
      <text:p text:style-name="P32">/* Destilovaná varianta není magický jed. */</text:p>
      <text:p text:style-name="P32"/>
      <text:p text:style-name="P34">-- používá se odvar</text:p>
      <text:p text:style-name="P34">-- jedovatá je celá rostlina, nejvíce však semena a kořeny. Silnější jed lze získat destilací.</text:p>
      <text:p text:style-name="P34">--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34">-- opakované podávání slabého odvaru těhotné ženě může kromě zdravotních obtíží vést k narození deformovaného dítěte.</text:p>
      <text:p text:style-name="P34"/>
      <text:p text:style-name="P35">/* Efekt stejný jako u kurare – tzn zmírnění účinků výtažkem s obsahem strychninu – spíš ne? */</text:p>
      <text:p text:style-name="P34">/*</text:p>
      <text:p text:style-name="P34">Poison hemlock is native to Europe (temperate climate); its most famous role is the poison Socrates drank to commit suicide in ancient Athens. Poison hemlock is commonly found along roadsides, trails, ditches, and field borders.</text:p>
      <text:p text:style-name="P34"><text:soft-page-break/></text:p>
      <text:p text:style-name="P34">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34">*/</text:p>
      <text:p text:style-name="P34"/>
      <text:h text:style-name="P54" text:outline-level="6">Rulík zlomocný</text:h>
      <text:p text:style-name="P19">/* <text:span text:style-name="T1">Belladona */</text:span></text:p>
      <text:p text:style-name="P30">Síla jedu: 6, zranění: 18 + 1k6</text:p>
      <text:p text:style-name="P32">Aplikace: konzumací, otevřeným zraněním</text:p>
      <text:p text:style-name="P32">Latence: 1-2 hodiny</text:p>
      <text:p text:style-name="P32">Působení: 24-30 hodin</text:p>
      <text:p text:style-name="P40">Sběr surovin: Bylinkářství 1</text:p>
      <text:p text:style-name="P40">Rozpoznání podle příznaků: Znalost jedů 1</text:p>
      <text:p text:style-name="P32">Protijed: Výtažek z plodů rostliny Éséré</text:p>
      <text:p text:style-name="P16"/>
      <text:p text:style-name="P17">Smrtelná dávka pro dospělého je zhruba 20 bobulí.</text:p>
      <text:p text:style-name="P34">-- Hlavní příznaky otravy: rozšířené zorničky, vyschlé sliznice, zčervenání obličeje, suchá teplá pleť, zrychlený tep</text:p>
      <text:p text:style-name="P34">-- nejjedovatější jsou kořeny</text:p>
      <text:p text:style-name="P34">-- občas se používá jako halucinogen (samozřejmě v menších, než smrtelných dávkách)</text:p>
      <text:p text:style-name="P34">-- obvykle nastává koma a po něm smrt</text:p>
      <text:p text:style-name="P34">-- lze použít i na otrávené šipky a čepele.</text:p>
      <text:p text:style-name="P34"/>
      <text:p text:style-name="P34">Protijed existuje, vyrábí se z listů jistého druhu (amerických) keřů.</text:p>
      <text:p text:style-name="P34"/>
      <text:p text:style-name="P34">Při otravě je nutný okamžitý výplach žaludku velkým množstvím vody a aktivního uhlí. Vyvoláme zvracení okamžitým podáním vlažné vody. V případě kómatu poskytneme postiženému umělé dýchání.</text:p>
      <text:p text:style-name="P34">/* Tohle ve skutečnosti znamená použití standardních pravidel pro První pomoc. */</text:p>
      <text:p text:style-name="P34"><text:soft-page-break/></text:p>
      <text:p text:style-name="P40"><text:span text:style-name="T1">-- při čtvrtinovém a menším dávkování (Síla jedu 2 a nižší) přestává Rulík fungovat jako jed a začne fungovat jako halucinogen (viz </text:span><text:span text:style-name="T19">Slabý odvar z Rulíku zlomocného</text:span><text:span text:style-name="T1">).</text:span></text:p>
      <text:p text:style-name="P34"/>
      <text:p text:style-name="P34"/>
      <text:h text:style-name="P55" text:outline-level="6">Digitalis</text:h>
      <text:p text:style-name="P34">/* Jed z náprstníku, Digitalis – to zní asi líp */</text:p>
      <text:p text:style-name="P30">Síla jedu: 5, zranění: 15 + 1k6</text:p>
      <text:p text:style-name="P32">Aplikace: konzumací</text:p>
      <text:p text:style-name="P32">Latence: 20-40 minut</text:p>
      <text:p text:style-name="P32">Působení: 2-3 hodiny</text:p>
      <text:p text:style-name="P40">Sběr surovin: Bylinkářství 1</text:p>
      <text:p text:style-name="P40">Rozpoznání podle příznaků: Znalost jedů 2</text:p>
      <text:p text:style-name="P32">Protijed: Není známý</text:p>
      <text:p text:style-name="P32"/>
      <text:p text:style-name="P32">Způsobí srdeční zástavu. Je možno použít první pomoc a zmírnit tak účinky jedu.</text:p>
      <text:p text:style-name="P32"/>
      <text:p text:style-name="P34">The source of the deadly poison digitalis is the foxglove, a biennial plant with beautiful long spikes of white to purple flowers.</text:p>
      <text:p text:style-name="P34"/>
      <text:p text:style-name="P34">Symptoms of digitalis poisoning include dizziness, vomiting, irregular heartbeat, and delirium or hallucinations.</text:p>
      <text:p text:style-name="P34"/>
      <text:p text:style-name="P34"/>
      <text:h text:style-name="P54" text:outline-level="6">Vlčí mor</text:h>
      <text:p text:style-name="P40"><text:span text:style-name="T9">Síla jedu: 5, z</text:span><text:span text:style-name="T18">ranění: 15 + 1k6</text:span></text:p>
      <text:p text:style-name="P32">Aplikace: konzumací, otevřeným zraněním</text:p>
      <text:p text:style-name="P32">Latence: 15 minut</text:p>
      <text:p text:style-name="P32">Působení: 3-4 hodiny</text:p>
      <text:p text:style-name="P40">Sběr surovin: Bylinkářství 4</text:p>
      <text:p text:style-name="P40">Rozpoznání podle příznaků: Znalost jedů 4 /* TODO: Zvýšená obtížnost detekce po smrti oběti. */</text:p>
      <text:p text:style-name="P32">Protijed: Není známý</text:p>
      <text:p text:style-name="P32"/>
      <text:p text:style-name="P32"><text:soft-page-break/></text:p>
      <text:p text:style-name="P34"><text:tab/>Preparát z kořenů této byliny s modrofialovými květy způsobuje svalovou paralýzu, ve větších dávkách i smrt.</text:p>
      <text:p text:style-name="P34"/>
      <text:p text:style-name="P34"><text:tab/>Hlízy vlčího moru vaříme ve vodě. Vznikne tak hustá kapalina, jíž nanášíme na ostré hrany čepelí či hrotů šípů.</text:p>
      <text:p text:style-name="P34"/>
      <text:p text:style-name="P34">Aplikace: Skrze otevřené zranění, kontaktem s pokožkou, požitím (do jídla, do pití).</text:p>
      <text:p text:style-name="P34"/>
      <text:p text:style-name="P34">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34"><text:tab/>Posmrtně jeví oběť pouze příznaky udušení. /* velice obtížná detekce způsobu smrti */</text:p>
      <text:p text:style-name="P34"/>
      <text:p text:style-name="P34">Protijed: Žádný není známý. Pacientovi se však podávají drogy posilující srdeční činnost, například výtažek z Mandragory, což výrazně snižuje úmrtnost.</text:p>
      <text:p text:style-name="P34">Prevence otravy: Výtažek ze vzácné cizokrajné byliny Senny výrazně snižuje efekt otravy, pokud je podán v předstihu před vlastní otravou.</text:p>
      <text:p text:style-name="P34"/>
      <text:p text:style-name="P34">/*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34"/>
      <text:p text:style-name="P34">The flowering wolfsbane (also called aconite of monkshood) is a perennial herb with hooded white or blue-purple flowers. It is found in mountainous climates, especially in forests, moist woods, and along creek banks. The entire plant is poisonous when eaten.</text:p>
      <text:p text:style-name="P34"/>
      <text:p text:style-name="P34">The symptoms of wolfsbane poisoning include burning of the lips and mouth and numbness of the throat. Intense vomiting and diarrhea, muscular weakness and spasms, a weakening pulse, paralysis of the lungs, and convulsions, and death quickly follow</text:p>
      <text:p text:style-name="P34"/>
      <text:h text:style-name="P54" text:outline-level="6"><text:soft-page-break/>Strychnin</text:h>
      <text:p text:style-name="P19">Exotický jed</text:p>
      <text:p text:style-name="P30">Síla jedu: 7, zranění: 21 + 1k6</text:p>
      <text:p text:style-name="P32">Aplikace: konzumací</text:p>
      <text:p text:style-name="P32">Účinky: </text:p>
      <text:p text:style-name="P32">Latence: 10-20 minut</text:p>
      <text:p text:style-name="P32">Působení: 2-3 hodiny</text:p>
      <text:p text:style-name="P40">Sběr surovin: Bylinkářství 4 (ve Vadorské oblasti neroste)</text:p>
      <text:p text:style-name="P40">Rozpoznání podle příznaků: Znalost jedů 3</text:p>
      <text:p text:style-name="P32">Protijed: Není známý</text:p>
      <text:p text:style-name="P32"/>
      <text:p text:style-name="P34">-- vdechnutí, polknutí, nebo vstřebání skrz oči či ústa /* Což asi zjednoduším na konzumaci, typický plynný jed ani typický jed absorbovaný kůží to není. */</text:p>
      <text:p text:style-name="P34">-- extrahuje se z plodů či kůry Kulčiby dávivé (strom, případně keř z oblasti Gavairy).</text:p>
      <text:p text:style-name="P34">-- Strychnin je extrémně hořký</text:p>
      <text:p text:style-name="P34">/* Jak tohle zohlednit? Asi nijak, to je prostě příběhový hint. Na znalost toho, že Strychnin je extrémně hořký, stačí Znalost jedů 1. Samozřejmě ale to, že je něco hořké, zdaleka neznamená, že to musí být Strychnin. */</text:p>
      <text:p text:style-name="P34"/>
      <text:p text:style-name="P34"><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34"><text:tab/>Protijed není znám, léčba se obvykle soustředí na zmírnění svalových stahů případně podáním aktivního uhlí, které pohltí zbytky jedu z trávicího traktu, které ještě nebyly vstřebány do krve.</text:p>
      <text:p text:style-name="P34"/>
      <text:p text:style-name="P34"><text:tab/>Kurare má přesně opačný účinek, výtažek z Kurare lze tedy použít jako účinnou léčbu.</text:p>
      <text:p text:style-name="P34"/>
      <text:p text:style-name="P40">-- v malých koncentracích funguje jako stimulant (droga podporující fyzickou výkonnost)</text:p>
      <text:p text:style-name="P40"/>
      <text:h text:style-name="P54" text:outline-level="6"><text:soft-page-break/>Kurare</text:h>
      <text:p text:style-name="P19">Exotický jed</text:p>
      <text:p text:style-name="P30">Síla jedu: 6, zranění: 21 + 1k6 (paralytické)</text:p>
      <text:p text:style-name="P32">Aplikace: otevřeným zraněním</text:p>
      <text:p text:style-name="P32">Latence: 5-10 minut</text:p>
      <text:p text:style-name="P32">Působení: 1-2 hodiny</text:p>
      <text:p text:style-name="P40">Sběr surovin: Bylinkářství 4 (ve Vadorské oblasti neroste)</text:p>
      <text:p text:style-name="P40">Rozpoznání podle příznaků: Znalost jedů 2 /* Obvykle se nepozná, jestli to byl Upas nebo Kurare, účinky jsou prakticky totožné */</text:p>
      <text:p text:style-name="P32">Protijed: Není známý</text:p>
      <text:p text:style-name="P32"/>
      <text:p text:style-name="P32"/>
      <text:p text:style-name="P40"><text:tab/>Zp<text:span text:style-name="T1">ůsobí paralýzu svalstva, srdce oběti však stále bije. Smrt nastává v důsledku udušení (paralýza dýchacího svalstva). Pokud je pacientovi poskytnuto umělé dýchání, přežije zcela bez následků.</text:span></text:p>
      <text:p text:style-name="P34"><text:tab/>Působí pouze při zavedení do krve, při snědení je zcela neškodný. /* To je poměrně netradiční vlastnost, většina jedů po konzumaci účinkuje. */</text:p>
      <text:p text:style-name="P34"><text:tab/>Smrt u člověka nastává do 1-2 hodin.</text:p>
      <text:p text:style-name="P34"><text:tab/>Působí přesně opačně než otrava Strychninem, lze tedy použít jako účinná léčba</text:p>
      <text:p text:style-name="P34"/>
      <text:p text:style-name="P34">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34"/>
      <text:p text:style-name="P34">Symptoms of curare poisoning include paralysis of the extremities, which gradually moves in towards the victim's neck, arms, and legs, and finally paralyzes the muscles of the chest and lungs, causing death.</text:p>
      <text:p text:style-name="P34"/>
      <text:h text:style-name="P54" text:outline-level="6">Upas</text:h>
      <text:p text:style-name="P19">Exotický jed</text:p>
      <text:p text:style-name="P30">Síla jedu: 8, zranění: 24 + 1k6 (paralytické)</text:p>
      <text:p text:style-name="P32">Aplikace: otevřeným zraněním</text:p>
      <text:p text:style-name="P32"><text:soft-page-break/>Latence: 5-10 minut</text:p>
      <text:p text:style-name="P32">Působení: 1-2 hodiny</text:p>
      <text:p text:style-name="P40">Sběr surovin: Bylinkářství 5 (ve Vadorské oblasti neroste)</text:p>
      <text:p text:style-name="P40">Rozpoznání podle příznaků: Znalost jedů 2 /* Obvykle se nepozná, jestli to byl Upas nebo Kurare, účinky jsou prakticky totožné */</text:p>
      <text:p text:style-name="P32">Protijed: Není známý</text:p>
      <text:p text:style-name="P32"/>
      <text:p text:style-name="P19">/* Může to být třeba ještě silnější a rychlejší verze Kurare */</text:p>
      <text:p text:style-name="P34"/>
      <text:h text:style-name="P54" text:outline-level="6">Ricin</text:h>
      <text:p text:style-name="P34">/* Původem Exotický jed, rostlina se však pěstuje i ve Vadorské oblasti. */</text:p>
      <text:p text:style-name="P30">Síla jedu: 6, zranění: 18 + 1k6, způsobuje závažná zranění (poškození jater, ledvin a sleziny)</text:p>
      <text:p text:style-name="P32">Aplikace: konzumací</text:p>
      <text:p text:style-name="P32">Latence: 1 den</text:p>
      <text:p text:style-name="P32">Působení: 5-7 dní</text:p>
      <text:p text:style-name="P40">Sběr surovin: Bylinkářství 3 (ve Vadorské oblasti samovolně neroste)</text:p>
      <text:p text:style-name="P40">Rozpoznání podle příznaků: Znalost jedů 4</text:p>
      <text:p text:style-name="P32">Protijed: Není známý</text:p>
      <text:p text:style-name="P32"/>
      <text:p text:style-name="P32"/>
      <text:p text:style-name="P34">Otrava se projevuje nejprve mírně a symptomy se podobají chřipce. Později se objeví bolesti hlavy, pálení v ústech, zvracení, průjem, střevní kolika a vnitřní krvácení. Smrt nastává těžkým poškozením jater, ledvin a sleziny.</text:p>
      <text:p text:style-name="P34"/>
      <text:p text:style-name="P34">Smrtelná dávka pro dospělce je 15–20 semen.</text:p>
      <text:p text:style-name="P34">Smrt nastává do jednoho týdne od požití na těžká poškození jater, ledvin a sleziny.</text:p>
      <text:p text:style-name="P34"/>
      <text:p text:style-name="P34">Skočec obecný</text:p>
      <text:p text:style-name="P34">V jižnějších a teplejších oblastech roste skočec jako nízká dřevina. V našich podmínkách a na sever od středozemí obecně je pěstován jako rychle rostoucí jednoletá rostlina.</text:p>
      <text:p text:style-name="P34"/>
      <text:p text:style-name="P34">Derived from castor beans, the poison called ricin is deadly and almost undetectable. The seeds from the castor bean plant contain a toxin that makes the blood thicken and clump up.</text:p>
      <text:p text:style-name="P34"><text:soft-page-break/></text:p>
      <text:p text:style-name="P34">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34"/>
      <text:h text:style-name="P50" text:outline-level="4">Minerální jedy</text:h>
      <text:p text:style-name="P40"/>
      <text:h text:style-name="P54" text:outline-level="6">Arsenik</text:h>
      <text:p text:style-name="P30">Síla jedu: 6, zranění: 18 + 1k6</text:p>
      <text:p text:style-name="P32">Aplikace: konzumací</text:p>
      <text:p text:style-name="P32">Latence: 2 hodiny</text:p>
      <text:p text:style-name="P32">Působení: 2-3 hodiny</text:p>
      <text:p text:style-name="P40">Sběr surovin: Geologie 3</text:p>
      <text:p text:style-name="P40">Výroba: Alchymie 3 /* TODO zvážit. Ale celkem to dává smysl */</text:p>
      <text:p text:style-name="P40">Rozpoznání podle příznaků: Znalost jedů 5</text:p>
      <text:p text:style-name="P32">Protijed: Není známý</text:p>
      <text:p text:style-name="P32"/>
      <text:p text:style-name="P32"><text:tab/>Příznaky otravy arsenikem jsou velice podobné příznakům cholery (což je poměrně běžná choroba), takže otrava často nebývá rozpoznána. /* vysoká nenápadnost */</text:p>
      <text:p text:style-name="P32"><text:tab/>Zhruba po dvou hodinách po otravě začne intenzivní zvracení a velice prudký, často krvavý průjem, následuje celkové oslabení organismu a často i smrt.</text:p>
      <text:p text:style-name="P32"/>
      <text:p text:style-name="P32">Výroba: Různé formy arseniku se obvykle vyrábí pečením Raelgaru (oranžovo červené krystaly, které vznikají v okolí vodních průduchů v blízkosti sopečné aktivity) a následným druhotným zpracováním. Přesné postupy jsou tajemstvím travičských mistrů.</text:p>
      <text:p text:style-name="P32"/>
      <text:p text:style-name="P32"/>
      <text:h text:style-name="P54" text:outline-level="6">Sayak</text:h>
      <text:p text:style-name="P19">Exotický jed</text:p>
      <text:p text:style-name="P30"><text:soft-page-break/>Síla jedu: 7, zranění: 21 + 1k6</text:p>
      <text:p text:style-name="P32">Aplikace: konzumací</text:p>
      <text:p text:style-name="P32">Latence: 30 minut</text:p>
      <text:p text:style-name="P32">Působení: 1-2 hodiny</text:p>
      <text:p text:style-name="P32">Sběr surovin: Geologie 4</text:p>
      <text:p text:style-name="P40">Výroba: Alchymie 4 /* TODO zvážit. Ale celkem to dává smysl */</text:p>
      <text:p text:style-name="P40">Rozpoznání podle příznaků: Znalost jedů 5</text:p>
      <text:p text:style-name="P32">Protijed: Není známý</text:p>
      <text:p text:style-name="P32"/>
      <text:p text:style-name="P32"/>
      <text:p text:style-name="P34">(jed na bázi arseniku)</text:p>
      <text:p text:style-name="P34">-- smrt nastává do 1-2 hodin.</text:p>
      <text:p text:style-name="P34"><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34"/>
      <text:p text:style-name="P34"/>
      <text:h text:style-name="P54" text:outline-level="6">Kyanid</text:h>
      <text:p text:style-name="P30">Síla jedu: 7, zranění: 21 + 1k6, způsobuje závažná zranění (způsobuje poškození mozku, jater a srdce)</text:p>
      <text:p text:style-name="P32">Aplikace: otevřeným zraněním nebo konzumací</text:p>
      <text:p text:style-name="P32">Latence: 10-15 minut</text:p>
      <text:p text:style-name="P32">Působení: 20-30 minut</text:p>
      <text:p text:style-name="P32">Sběr surovin: Geologie 5</text:p>
      <text:p text:style-name="P40">Výroba: Alchymie 5 /* TODO zvážit. Ale celkem to dává smysl */</text:p>
      <text:p text:style-name="P40">Rozpoznání podle příznaků: Znalost jedů 3</text:p>
      <text:p text:style-name="P32">Protijed: Není známý</text:p>
      <text:p text:style-name="P32"/>
      <text:p text:style-name="P32"><text:tab/>Bezbarvá krystalická látka (podobná cukru), dobře rozpustná ve vodě. Slabě zapáchá po hořkých mandlích, ne každý však tento zápach dokáže vnímat.</text:p>
      <text:p text:style-name="P32"><text:tab/>Otrava způsobuje poškození mozku, jater a srdce, ve větších dávkách končí komatem a smrtí. Příznaky zahrnují dýchací obtíže (rychlé a hluboké dýchání), křeče, ztrátu vědomí.</text:p>
      <text:p text:style-name="P32"><text:tab/>Příznaky při otravě menší než smrtelnou dávkou zahrnují dýchací obtíže, bolest u srdce, zvracení, bolesti hlavy, zvětšení štítné žlázy.</text:p>
      <text:p text:style-name="P32"><text:soft-page-break/><text:tab/>Smrt nastává do 45 minut po požití (obvykle v důsledku srdeční zástavy, předcházejí jí silné křeče).</text:p>
      <text:p text:style-name="P32"/>
      <text:h text:style-name="P54" text:outline-level="6">Kyanidový plyn</text:h>
      <text:p text:style-name="P30">Síla jedu: 7, zranění: 21 + 1k6, způsobuje závažná zranění (způsobuje poškození mozku, jater a srdce)</text:p>
      <text:p text:style-name="P32">Aplikace: vdechnutím</text:p>
      <text:p text:style-name="P32">Latence: 1-2 minuty</text:p>
      <text:p text:style-name="P32">Působení: 3-5 minut</text:p>
      <text:p text:style-name="P32">Sběr surovin: Geologie 5</text:p>
      <text:p text:style-name="P40">Výroba: Alchymie 5 /* TODO zvážit. Ale celkem to dává smysl */</text:p>
      <text:p text:style-name="P40">Rozpoznání podle příznaků: Znalost jedů 3</text:p>
      <text:p text:style-name="P32">Protijed: Není známý</text:p>
      <text:p text:style-name="P32">Nápadnost plynu: 5 (pouze čichem) /* To je kvůli situaci, že by už byla místnost zaplynovaná a někdo do ní vešel. Nápadnost může každé kolo klesat o 1 (a současně se každé kolo o 1 zvyšuje dávka plynu). */</text:p>
      <text:p text:style-name="P32"/>
      <text:p text:style-name="P34">-- začne vznikat nasypáním kyanidu do vitriolového roztoku</text:p>
      <text:p text:style-name="P34">-- zabíjí do několika minut</text:p>
      <text:p text:style-name="P34"/>
      <text:p text:style-name="P40">Bezbarvý plyn s jemným nádechem zápachu po mandlích (který opět necítí úplně všichni).</text:p>
      <text:p text:style-name="P40">/*</text:p>
      <text:p text:style-name="P40">Jak velký prostor je možné zaplynovat?</text:p>
      <text:p text:style-name="P40">*/</text:p>
      <text:p text:style-name="P40">/*</text:p>
      <text:p text:style-name="P40">Tohle bude asi jediný plynný jed, takže bych tady mohl zopáknout pravidlo, že na plnou dávku jedu je třeba plyn dýchat alespoň (Síla jedu) kol, tzn když se někdo nadechne jen první kolo (protože neuspěl v hodu na obranu) a následně oznámí, že zadržuje dech, jed bude na něj mít efektivní sílu jen 1 /* Což je zas pekelně slabé, safra. */</text:p>
      <text:p text:style-name="P40">-- ale tak proč ne. Jedovatý plyn se používal na otravu odsouzených, kteří neměli kam utéct.</text:p>
      <text:p text:style-name="P40">-- co znamená bojovat se zadrženým dechem? Jak dlouho to protivník vydrží?</text:p>
      <text:p text:style-name="P40">*/</text:p>
      <text:p text:style-name="P40"/>
      <text:h text:style-name="P50" text:outline-level="4"><text:soft-page-break/>Živočišné jedy</text:h>
      <text:p text:style-name="P40"/>
      <text:p text:style-name="P41">Štíří jedy</text:p>
      <text:p text:style-name="P34">Získávání jedu</text:p>
      <text:p text:style-name="P34"><text:tab/>Jed se extrahuje z jedových žláz živých jedinců. Před vlastním použitím se nemusí nijak upravovat.</text:p>
      <text:p text:style-name="P34"><text:tab/>Štíři v oblasti Vadorského království nežijí, pokud je tedy v této oblasti použit štíří jed, jedná se o dovoz (ať už samotného jedu, nebo živých štírů).</text:p>
      <text:p text:style-name="P34"/>
      <text:p text:style-name="P34">Použití</text:p>
      <text:p text:style-name="P34"><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34"/>
      <text:p text:style-name="P34">Průběh otravy</text:p>
      <text:p text:style-name="P34"><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34"><text:tab/>Pokud dojde k usmrcení oběti, nezůstanou žádné známky otravy – příčina smrti se jeví jako udušení. Obvykle je však samozřejmě možné najít ránu, kterou jed vstoupil do krve.</text:p>
      <text:p text:style-name="P34"/>
      <text:p text:style-name="P34">Protijed</text:p>
      <text:p text:style-name="P34"><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text:soft-page-break/>dispozici správný exemplář štíra. Samozřejmě je však možné působnost jedu magicky zpomalit, pokud je taková magie k dispozici. <text:s/>/* TODO: Existuje vůbec něco takového? Pokud ano, dopsat sem jméno kouzla. */</text:p>
      <text:p text:style-name="P34"/>
      <text:p text:style-name="P34">Rozpoznávání jedu podle příznaků</text:p>
      <text:p text:style-name="P34"><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34"/>
      <text:h text:style-name="P54" text:outline-level="6">Jed <text:span text:style-name="T1">šed</text:span>ého <text:span text:style-name="T1">štíra</text:span></text:h>
      <text:p text:style-name="P17">Exotický jed</text:p>
      <text:p text:style-name="P30">Síla jedu: 6, zranění: 18 + 1k6 (paralytické)</text:p>
      <text:p text:style-name="P32">Aplikace: Skrz otevřené zranění</text:p>
      <text:p text:style-name="P32">Latence: 1-2 minuty</text:p>
      <text:p text:style-name="P32">Trvání: 12-48 hodin</text:p>
      <text:p text:style-name="P32">Sběr surovin: Lov a sběr drobných živočichů 3</text:p>
      <text:p text:style-name="P40">Rozpoznání podle příznaků: Znalost jedů 3</text:p>
      <text:p text:style-name="P32">Protijed: Sérum</text:p>
      <text:p text:style-name="P16"/>
      <text:p text:style-name="P34"><text:tab/>Šedý štír žije v oblasti severního /* nevim čeho, irl v severní Africe */. Jeho jed je velmi silný a často bývá smrtelný.</text:p>
      <text:p text:style-name="P34"/>
      <text:h text:style-name="P54" text:outline-level="6">Jed žlutého <text:span text:style-name="T1">štíra</text:span></text:h>
      <text:p text:style-name="P17">Exotický jed</text:p>
      <text:p text:style-name="P30">Síla jedu: 7, zranění: 21 + 1k6 (paralytické)</text:p>
      <text:p text:style-name="P32">Aplikace: Skrz otevřené zranění</text:p>
      <text:p text:style-name="P32">Latence: 1-2 minuty</text:p>
      <text:p text:style-name="P32">Trvání: 6-24 hodin</text:p>
      <text:p text:style-name="P32">Sběr surovin: Lov a sběr drobných živočichů 4</text:p>
      <text:p text:style-name="P40">Rozpoznání podle příznaků: Znalost jedů 3</text:p>
      <text:p text:style-name="P32">Protijed: Sérum</text:p>
      <text:p text:style-name="P32"><text:soft-page-break/></text:p>
      <text:p text:style-name="P34"><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34"/>
      <text:p text:style-name="P35">/*</text:p>
      <text:p text:style-name="P35">-- Pokud nastane smrt, je to většinou v důsledku nashromáždění tekutin v plicích. </text:p>
      <text:p text:style-name="P35">-- ztráta mobility začíná zhruba 20 sekund po otravě, do 40 sekund je paralýza kompletní. Paralýza trvá 2-6 hodin.</text:p>
      <text:p text:style-name="P35">-- Průběh celého onemocnění bývá jen zřídka delší než 2 až 3 dny. /* To jsem trochu zkrátil */</text:p>
      <text:p text:style-name="P35">*/</text:p>
      <text:p text:style-name="P35"/>
      <text:p text:style-name="P41">Pavoučí jedy</text:p>
      <text:p text:style-name="P35"><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35"/>
      <text:h text:style-name="P55" text:outline-level="6">Jed černé vdovy</text:h>
      <text:p text:style-name="P17">Exotický jed</text:p>
      <text:p text:style-name="P30">Síla jedu: 8, zranění: 24 + 1k6, způsobuje závažná zranění (oslabení organismu)</text:p>
      <text:p text:style-name="P32">Aplikace: Skrz otevřené zranění</text:p>
      <text:p text:style-name="P32">Latence: 10-15 minut</text:p>
      <text:p text:style-name="P32">Trvání: 1-2 dny</text:p>
      <text:p text:style-name="P32">Sběr surovin: Lov a sběr drobných živočichů 3</text:p>
      <text:p text:style-name="P40">Rozpoznání podle příznaků: Znalost jedů 4</text:p>
      <text:p text:style-name="P32">Protijed: Sérum</text:p>
      <text:p text:style-name="P32"/>
      <text:p text:style-name="P32"/>
      <text:p text:style-name="P32"><text:soft-page-break/>Soon after a bite, the black widow's venom produces pain and sweating in the affected region. If not treated promptly, nausea, vomiting, and fever follow. In severe cases, the victim may be paralyzed or even die.</text:p>
      <text:p text:style-name="P32"/>
      <text:p text:style-name="P32"/>
      <text:p text:style-name="P32"/>
      <text:p text:style-name="P32">These are timid, 1-2 cm long shiny-black spiders of a medium size. The males and the immature females have 13 tiny bloody red spots on the abdomen. Their webs can be seen on the grassy and bushy terrain in South Africa, Middle Asia and South Europe. <text:s/></text:p>
      <text:p text:style-name="P32"/>
      <text:p text:style-name="P32">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32"/>
      <text:p text:style-name="P32">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32"/>
      <text:h text:style-name="P54" text:outline-level="6">Jed z tarantule</text:h>
      <text:p text:style-name="P17">Exotický jed</text:p>
      <text:p text:style-name="P30">Síla jedu: 6, zranění: 18 + 1k6</text:p>
      <text:p text:style-name="P32">Aplikace: Skrz otevřené zranění</text:p>
      <text:p text:style-name="P32">Latence: 15-20 minut</text:p>
      <text:p text:style-name="P32">Trvání: 2-5 dní</text:p>
      <text:p text:style-name="P32">Sběr surovin: Lov a sběr drobných živočichů 3</text:p>
      <text:p text:style-name="P40">Rozpoznání podle příznaků: Znalost jedů 4</text:p>
      <text:p text:style-name="P32">Protijed: Sérum</text:p>
      <text:p text:style-name="P16"/>
      <text:p text:style-name="P32"><text:soft-page-break/>The bite of a large tarantula causes severe pain, numbness, respiratory difficulties, and even heart failure. With a large dose, the victim lapses into a coma and dies within a few days.</text:p>
      <text:p text:style-name="P32"/>
      <text:p text:style-name="P32"/>
      <text:h text:style-name="P54" text:outline-level="6">Myrhový jed</text:h>
      <text:p text:style-name="P17">Exotický jed</text:p>
      <text:p text:style-name="P30">Síla jedu: 4, zranění: 12 + 1k6</text:p>
      <text:p text:style-name="P32">Aplikace: Skrz otevřené zranění</text:p>
      <text:p text:style-name="P32">Latence: 15-20 minut</text:p>
      <text:p text:style-name="P32">Trvání: 3-4 dny</text:p>
      <text:p text:style-name="P32">Sběr surovin: Lov a sběr drobných živočichů 2</text:p>
      <text:p text:style-name="P40">Rozpoznání podle příznaků: Znalost jedů 4</text:p>
      <text:p text:style-name="P32">Protijed: Není znám</text:p>
      <text:p text:style-name="P32"/>
      <text:p text:style-name="P19">/* Jed je ve skutečnosti z larev brouků, kladených do kořenů myrhovníků (keř) */</text:p>
      <text:p text:style-name="P19"/>
      <text:p text:style-name="P34">Způsobuje pokles hladiny hemoglobinu v krvi – projevuje se to rudou močí.</text:p>
      <text:p text:style-name="P34">Může trvat několik dní, než oběť umře.</text:p>
      <text:p text:style-name="P34">-- jedovaté jsou larvy (používá se veškerá vnitřní tkáň larvy).</text:p>
      <text:p text:style-name="P34"/>
      <text:p text:style-name="P34">-- tento jed se za běžných podmínek relativně rychle rozpadá a přestává být aktivní (v řádu týdnů až měsíců). Existuje však postup (přidávání určitých bílkovin), který ho dokáže stabilizovat na velmi dlouhou dobu (řádově roky) prakticky bez snížení účinnosti.</text:p>
      <text:p text:style-name="P32">-- The toxin is slow attacking and large animals can survive 4-5 days before succumbing to the effects.</text:p>
      <text:p text:style-name="P32"/>
      <text:p text:style-name="P32">-- po nanesení na šíp vydrží jed účinný zhruba 1 rok.</text:p>
      <text:p text:style-name="P32"/>
      <text:p text:style-name="P32">/*</text:p>
      <text:p text:style-name="P32">Neplést: Z Myrhovníku se získává vonná pryskyřice - Myrha</text:p>
      <text:p text:style-name="P32">*/</text:p>
      <text:p text:style-name="P32"><text:soft-page-break/></text:p>
      <text:h text:style-name="P54" text:outline-level="6">Jed Dza</text:h>
      <text:p text:style-name="P17">Exotický jed</text:p>
      <text:p text:style-name="P30">Síla jedu: 6, zranění: 18 + 1k6</text:p>
      <text:p text:style-name="P32">Aplikace: Skrz otevřené zranění</text:p>
      <text:p text:style-name="P32">Latence: 10-15 minut</text:p>
      <text:p text:style-name="P32">Trvání: 2-3 dny</text:p>
      <text:p text:style-name="P32">Sběr surovin: Lov a sběr drobných živočichů 4</text:p>
      <text:p text:style-name="P40">Rozpoznání podle příznaků: Znalost jedů 4</text:p>
      <text:p text:style-name="P32">Protijed: Není znám</text:p>
      <text:p text:style-name="P32"/>
      <text:p text:style-name="P19">-- vzácná a účinnější varianta jedu z parazitujících larev</text:p>
      <text:p text:style-name="P34">--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7"/>
      <text:p text:style-name="P32"/>
      <text:p text:style-name="P40">Hadí jedy</text:p>
      <text:p text:style-name="P32"/>
      <text:p text:style-name="P35"><text:tab/>The most common symptoms of all snakebites are overwhelming fear, panic, and emotional instability, which may cause symptoms such as nausea and vomiting, diarrhea, vertigo, fainting, tachycardia, and cold, clammy skin.</text:p>
      <text:p text:style-name="P35"><text:tab/>Některé druhy zmijí mají paralytický neurotoxin.</text:p>
      <text:p text:style-name="P35">Až na výjimky jsou hadí ušknutí bolestivá (díky působení jedu, nejen v důsledku kousnutí) a příznaky se objevují prakticky ihned (minimálně v oblasti uštknutí).</text:p>
      <text:p text:style-name="P35"/>
      <text:p text:style-name="P40"><text:span text:style-name="T12"><text:tab/></text:span><text:span text:style-name="T15">Hadí jedy se všeobecně nepoužívají k otravám – ani jako arrow poisny (tak to zjevně taky není pravda).</text:span></text:p>
      <text:p text:style-name="P36"/>
      <text:p text:style-name="P35">Lancehead zmije</text:p>
      <text:p text:style-name="P35"><text:soft-page-break/><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40"><text:span text:style-name="T12"><text:tab/>Smrt nastává v důsledku nízkého krevního tlaku v důsledku poškození způsobených jedem. Fatality rate (untreated): kolem 7</text:span><text:span text:style-name="T49">%</text:span></text:p>
      <text:p text:style-name="P35"/>
      <text:p text:style-name="P35">Chřestýši</text:p>
      <text:p text:style-name="P35"><text:tab/>Symptoms and swelling may occur within minutes and potentially become life-threatening rapidly, but in some cases hours may pass before serious effects appear.</text:p>
      <text:p text:style-name="P35"><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35"/>
      <text:p text:style-name="P35"><text:tab/>Some degree of permanent scarring is very likely in the event of a venomous bite, even with prompt, effective treatment, and a severe envenomation, combined with delayed or ineffective treatment, can lead to the loss of a limb or death.)</text:p>
      <text:p text:style-name="P29"/>
      <text:p text:style-name="P29">Spitting cobra</text:p>
      <text:p text:style-name="P30">-- jed může způsobit oslepení (dočasní i trvalé), když se dostane do očí.</text:p>
      <text:p text:style-name="P30"/>
      <text:h text:style-name="P56" text:outline-level="6">Zmijí jed</text:h>
      <text:p text:style-name="P30">Síla jedu: 4, zranění: 12 + 1k6</text:p>
      <text:p text:style-name="P32">Aplikace: Skrz otevřené zranění</text:p>
      <text:p text:style-name="P32">Latence: 1-2 minuty</text:p>
      <text:p text:style-name="P32">Trvání: 1-2 dny</text:p>
      <text:p text:style-name="P32"><text:soft-page-break/>Sběr surovin: Lov a sběr drobných živočichů 3</text:p>
      <text:p text:style-name="P40">Rozpoznání podle příznaků: Znalost jedů 1</text:p>
      <text:p text:style-name="P32">Protijed: Sérum</text:p>
      <text:p text:style-name="P32"/>
      <text:p text:style-name="P16">-- jed je poměrně účinný, ale běžná zmije obecná ho nemá tolik, aby to dokázalo člověka ohrozit (tzn na šípech to určitě zabíjet nebude). Nejspíš to taky nebude způsobovat závažná zranění.</text:p>
      <text:p text:style-name="P16">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32"/>
      <text:h text:style-name="P54" text:outline-level="6">Chřestýší jed</text:h>
      <text:p text:style-name="P19">Exotický jed</text:p>
      <text:p text:style-name="P30">Síla jedu: 5, zranění: 15 + 1k6, způsobuje závažné zranění (odumírání tkáně)</text:p>
      <text:p text:style-name="P32">Aplikace: Skrz otevřené zranění</text:p>
      <text:p text:style-name="P32">Latence: 2-5 minut</text:p>
      <text:p text:style-name="P32">Trvání: 6-48 hodin</text:p>
      <text:p text:style-name="P32">Sběr surovin: Lov a sběr drobných živočichů 3</text:p>
      <text:p text:style-name="P40">Rozpoznání podle příznaků: Znalost jedů 2</text:p>
      <text:p text:style-name="P32">Protijed: Sérum</text:p>
      <text:p text:style-name="P16"/>
      <text:p text:style-name="P19">/* Necrotic poison */</text:p>
      <text:p text:style-name="P32">The venom is very stable, and retains its toxicity for many years in storage.</text:p>
      <text:p text:style-name="P32">Older snakes possess more potent venom, and larger snakes are frequently capable of storing larger volumes of it.</text:p>
      <text:p text:style-name="P32"><text:soft-page-break/></text:p>
      <text:p text:style-name="P32">Most deaths occur between 6 and 48 hours after the bite.</text:p>
      <text:p text:style-name="P32"/>
      <text:p text:style-name="P32">Common symptoms include swelling, severe pain, weakness, anxiety, nausea and vomiting, hemorrhaging, perspiration, and heart failure.</text:p>
      <text:p text:style-name="P32"/>
      <text:p text:style-name="P32">Local pain following envenomation is often intense, increasing with the ensuing edema (edema = otok).</text:p>
      <text:p text:style-name="P32"/>
      <text:p text:style-name="P37"><text:tab/>Some degree of permanent scarring is very likely in the event of a venomous bite, even with prompt, effective treatment, and a severe envenomation, combined with delayed or ineffective treatment, can lead to the loss of a limb or death.)</text:p>
      <text:p text:style-name="P37"/>
      <text:p text:style-name="P32">-- lze vyrobit sérum</text:p>
      <text:p text:style-name="P32"/>
      <text:p text:style-name="P32"/>
      <text:h text:style-name="P54" text:outline-level="6">Kobří jed</text:h>
      <text:p text:style-name="P19">Exotický jed</text:p>
      <text:p text:style-name="P30">Síla jedu: 6, zranění: 18 + 1k6</text:p>
      <text:p text:style-name="P32">Aplikace: Skrz otevřené zranění</text:p>
      <text:p text:style-name="P32">Latence: 15 minut – 2 hodiny</text:p>
      <text:p text:style-name="P32">Trvání: 30-60 minut</text:p>
      <text:p text:style-name="P32">Sběr surovin: Lov a sběr drobných živočichů 3</text:p>
      <text:p text:style-name="P40">Rozpoznání podle příznaků: Znalost jedů 3</text:p>
      <text:p text:style-name="P32">Protijed: Sérum</text:p>
      <text:p text:style-name="P16"/>
      <text:p text:style-name="P19">Cobra venom blocks nerve impulses, causing respiratory failure and death in its victims.</text:p>
      <text:p text:style-name="P19">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29"><text:soft-page-break/>Kobra indická</text:p>
      <text:p text:style-name="P29"><text:tab/>Symptomy uštknutí se projevují od 15 minut do 2 hodin a fatální následky mohou mít do méně než jedné hodiny.</text:p>
      <text:p text:style-name="P29"/>
      <text:p text:style-name="P29"/>
      <text:h text:style-name="P57" text:outline-level="6">Jed černé ropuchy</text:h>
      <text:p text:style-name="P30">Síla jedu: 4, zranění: 12 + 1k6</text:p>
      <text:p text:style-name="P32">Aplikace: Skrz otevřené zranění, kontaktem s pokožkou</text:p>
      <text:p text:style-name="P32">Latence: 5-10 minut</text:p>
      <text:p text:style-name="P32">Působení: 2-3 hodiny</text:p>
      <text:p text:style-name="P32">Sběr surovin: Lov a sběr drobných živočichů 2</text:p>
      <text:p text:style-name="P40">Rozpoznání podle příznaků: Znalost jedů 3</text:p>
      <text:p text:style-name="P30">Protijed: Není známý</text:p>
      <text:p text:style-name="P30"/>
      <text:p text:style-name="P18">/*</text:p>
      <text:p text:style-name="P18">TODO: Tohle bude ta slabší, ale dostupná varianta poison dart frog toxinu</text:p>
      <text:p text:style-name="P18">*/</text:p>
      <text:p text:style-name="P18"/>
      <text:h text:style-name="P54" text:outline-level="6">Jed z šípové žáby</text:h>
      <text:p text:style-name="P19">Exotický jed</text:p>
      <text:p text:style-name="P30">Síla jedu: 9, zranění: 27 + 1k6</text:p>
      <text:p text:style-name="P32">Aplikace: Skrz otevřené zranění, kontaktem s pokožkou</text:p>
      <text:p text:style-name="P32">Latence: 30-60 vteřin</text:p>
      <text:p text:style-name="P32">Působení: 2-4 minuty</text:p>
      <text:p text:style-name="P32">Sběr surovin: Lov a sběr drobných živočichů 4</text:p>
      <text:p text:style-name="P40">Rozpoznání podle příznaků: Znalost jedů 4</text:p>
      <text:p text:style-name="P32">Protijed: Není známý</text:p>
      <text:p text:style-name="P16"/>
      <text:p text:style-name="P34">Způsobuje srdeční zástavu</text:p>
      <text:p text:style-name="P34"><text:soft-page-break/>-- extrémně silný, téměř instantně působící jed (zabíjí do několika minut). Zbraně potřené tímto jedem zůstanou smrtelně jedovaté po dobu několika měsíců až let.</text:p>
      <text:p text:style-name="P34">-- jedovaté žáby chované v zajetí ztrácejí schopnost vytvářet nový jed (jejich kůže získává jedovatá ještě několik let, pokud jed není odebrán, ale nový jed už žába nevytváří).</text:p>
      <text:p text:style-name="P34"/>
      <text:p text:style-name="P29">-- tady by to asi chtělo 2 varianty, jednu slabší a relativně běžně dostupnou, druhou opravdu smrtící, ale ve Vadorské oblasti extrémně vzácnou a drahou.</text:p>
      <text:p text:style-name="P29"/>
      <text:p text:style-name="P29">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29"/>
      <text:h text:style-name="P54" text:outline-level="6">Jed ze skvrnitého mloka</text:h>
      <text:p text:style-name="P30">Síla jedu: 3, zranění: 9 + 1k6</text:p>
      <text:p text:style-name="P32">Aplikace: Skrz otevřené zranění, kontaktem s pokožkou</text:p>
      <text:p text:style-name="P32">Latence: 1-2 hodiny</text:p>
      <text:p text:style-name="P32">Působení: 2-3 hodiny</text:p>
      <text:p text:style-name="P32">Sběr surovin: Lov a sběr drobných živočichů 2</text:p>
      <text:p text:style-name="P40">Rozpoznání podle příznaků: Znalost jedů 2</text:p>
      <text:p text:style-name="P30">Protijed: Není známý</text:p>
      <text:p text:style-name="P30"/>
      <text:p text:style-name="P29">/* Poměrně slabý jed */</text:p>
      <text:p text:style-name="P18">Some salamanders produce a potent neurotoxin that absorbs into the victim's body through the skin. Victims suffer strong convulsions, sometimes so strong that they can dislocate joints, and in very high concentration is potentially lethal.</text:p>
      <text:p text:style-name="P18"/>
      <text:h text:style-name="P57" text:outline-level="6">Fugu</text:h>
      <text:p text:style-name="P18">Exotický jed</text:p>
      <text:p text:style-name="P30"><text:soft-page-break/>Síla jedu: 7, zranění: 21 + 1k6</text:p>
      <text:p text:style-name="P32">Aplikace: konzumací, otevřeným zraněním</text:p>
      <text:p text:style-name="P32">Latence: 2 hodiny</text:p>
      <text:p text:style-name="P32">Působení: 24 hodin</text:p>
      <text:p text:style-name="P40">Sběr surovin: Rybaření 3</text:p>
      <text:p text:style-name="P40">Rozpoznání podle příznaků: Znalost jedů 2</text:p>
      <text:p text:style-name="P29">Protijed: Není známý</text:p>
      <text:p text:style-name="P30"/>
      <text:p text:style-name="P18"><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8"><text:tab/>Jednou z nejjedovatějších částí ryby jsou játra, ta jsou ovšem zároveň považována za největší pochoutku.</text:p>
      <text:p text:style-name="P18"><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8"/>
      <text:p text:style-name="P18">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8"><text:soft-page-break/>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8"/>
      <text:h text:style-name="P54" text:outline-level="6">Jed z ropušnice</text:h>
      <text:p text:style-name="P18">Exotický jed</text:p>
      <text:p text:style-name="P30">Síla jedu: 4, zranění: 12 + 1k6 (paralytické)</text:p>
      <text:p text:style-name="P32">Aplikace: konzumací, otevřeným zraněním</text:p>
      <text:p text:style-name="P32">Latence: 2 kola</text:p>
      <text:p text:style-name="P32">Působení: 6-12 hodin</text:p>
      <text:p text:style-name="P40">Sběr surovin: Rybaření 4</text:p>
      <text:p text:style-name="P40">Rozpoznání podle příznaků: Znalost jedů 4</text:p>
      <text:p text:style-name="P29">Protijed: Není známý</text:p>
      <text:p text:style-name="P18"/>
      <text:p text:style-name="P19">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9"/>
      <text:h text:style-name="P54" text:outline-level="6">Jed z korýšů</text:h>
      <text:p text:style-name="P18">Exotický jed</text:p>
      <text:p text:style-name="P30">Síla jedu: 8, zranění: 24 + 1k6 (paralytické)</text:p>
      <text:p text:style-name="P32"><text:soft-page-break/>Aplikace: konzumací, otevřeným zraněním</text:p>
      <text:p text:style-name="P32">Latence: 10 kol</text:p>
      <text:p text:style-name="P32">Působení: 5-8 minut</text:p>
      <text:p text:style-name="P40">Sběr surovin: Rybaření 4</text:p>
      <text:p text:style-name="P40">Rozpoznání podle příznaků: Znalost jedů 4</text:p>
      <text:p text:style-name="P29">Protijed: Není známý</text:p>
      <text:p text:style-name="P30"/>
      <text:p text:style-name="P19">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9">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9"/>
      <text:h text:style-name="P50" text:outline-level="4">Jedy používané pro navození chronické otravy</text:h>
      <text:p text:style-name="P19"/>
      <text:h text:style-name="P54" text:outline-level="6">Rtuť</text:h>
      <text:p text:style-name="P32">Příznaky: Oslabení zraku, sluchu, ztráta koordinace. Svědění, pálení a bodavá bolest v kůži, odbarvené skvrny na kůži, otoky, odlupování kůže.</text:p>
      <text:p text:style-name="P32"><text:tab/>Otrava rtutí je obzvláště nebezpečná pro děti, u nich může docházet ke svalová slabosti, ztrátě vlasů, vypadávání zubů a nehtů a zvýšené citlivosti na světlo.</text:p>
      <text:p text:style-name="P32"><text:tab/>Pokud je otravě vystavena žena v průběhu těhotenství, dochází k vážnému poškození plodu a pokud nedojde k potratu, narozené dítě bude s největší pravděpodobností postižené následky těžké otravy.</text:p>
      <text:p text:style-name="P16"/>
      <text:h text:style-name="P54" text:outline-level="6"><text:soft-page-break/>Arsenik</text:h>
      <text:p text:style-name="P32"><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32"><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32"><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32"/>
      <text:p text:style-name="P32">Léčba chronické otravy arsenikem: Velké množství česneku (česnek posiluje vylučování arseniku z těla).</text:p>
      <text:p text:style-name="P16"/>
      <text:h text:style-name="P50" text:outline-level="4">Seznam halucinogenů a drog</text:h>
      <text:p text:style-name="P29"/>
      <text:h text:style-name="P54" text:outline-level="6">Alkohol</text:h>
      <text:p text:style-name="P19">/* Těžká droga s fyzickou závislostí */</text:p>
      <text:p text:style-name="P19">--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29"/>
      <text:h text:style-name="P54" text:outline-level="6">Slabý odvar z Rulíku zlomocného</text:h>
      <text:p text:style-name="P30">Síla jedu: 2, zranění: 6 + 1k6 (omamné, po skončení působení se změní na fyzické)</text:p>
      <text:p text:style-name="P32">Aplikace: konzumací</text:p>
      <text:p text:style-name="P32"><text:soft-page-break/>Latence: 5-10 minut</text:p>
      <text:p text:style-name="P32">Působení: 2-3 hodiny</text:p>
      <text:p text:style-name="P40">Sběr surovin: Bylinkářství 1</text:p>
      <text:p text:style-name="P40">Rozpoznání podle příznaků: Znalost jedů 1</text:p>
      <text:p text:style-name="P32">Protijed: Výtažek z plodů rostliny Éséré</text:p>
      <text:p text:style-name="P40">První stupeň závislosti: 2k6 + 10 požití (fyzická závislost)</text:p>
      <text:p text:style-name="P29">/* Je popsaný jakožto jed (tohle je varianta snížení dávky na čtvrtinu či méně). */</text:p>
      <text:p text:style-name="P29"/>
      <text:p text:style-name="P29">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29"/>
      <text:p text:style-name="P40"><text:span text:style-name="T4">-- Slabý odvar z rulíku funguje jako sérum pravdy (viz popis alchymistického postupu </text:span><text:span text:style-name="T11">Sérum pravdy</text:span><text:span text:style-name="T4">). Bez magické úpravy má hodnocení 0, což znamená, že pouze povzbuzuje k povídavosti („rozvazuje jazyk“), ale nezpůsobí, že by cíl začal říkat něco, o čem mluvit vyloženě nechce.</text:span></text:p>
      <text:p text:style-name="P29"/>
      <text:p text:style-name="P29">/*</text:p>
      <text:p text:style-name="P29">Používají se výrazně menší množství (čtvrtina a méně) než na otravu, tzn to bude ve stejném poměru levnější (ono ne, že by rulík byl nějak drahý jed).</text:p>
      <text:p text:style-name="P29">*/</text:p>
      <text:p text:style-name="P29"/>
      <text:h text:style-name="P54" text:outline-level="6">Durman</text:h>
      <text:p text:style-name="P30">Síla jedu: 4, zranění: 16 + 1k6 (omamné, po skončení působení se změní na fyzické)</text:p>
      <text:p text:style-name="P32">Aplikace: konzumací</text:p>
      <text:p text:style-name="P32">Latence: 10-15 minut</text:p>
      <text:p text:style-name="P32">Působení: 1-2 hodiny</text:p>
      <text:p text:style-name="P40">Sběr surovin: Bylinkářství 2</text:p>
      <text:p text:style-name="P40">Rozpoznání podle příznaků: Znalost jedů 2</text:p>
      <text:p text:style-name="P40">První stupeň závislosti: 2k6 + 15 požití (fyzická závislost)</text:p>
      <text:p text:style-name="P32"/>
      <text:p text:style-name="P40"><text:soft-page-break/><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pan text:style-name="T11">částečná amnézie</text:span><text:span text:style-name="T4">, dotyčný si poté na delirum zpravidla pamatuje jako na velmi živý, těžký sen</text:span></text:p>
      <text:p text:style-name="P29"/>
      <text:p text:style-name="P29">Roztok s výtažky z durmanu začali nedávno používat Kolumbijští zloději tak, že jej vstříkli do obličeje oběti. Vyvolaný stav útlumu a ztráta paměti znemožňují pozdější identifikaci pachatele.</text:p>
      <text:p text:style-name="P29"/>
      <text:h text:style-name="P54" text:outline-level="6">Baldrián</text:h>
      <text:p text:style-name="P30">Síla jedu: 2, zranění: 6 + 1k6 (uspávací)</text:p>
      <text:p text:style-name="P32">Aplikace: konzumací</text:p>
      <text:p text:style-name="P32">Latence: 5-10 minut</text:p>
      <text:p text:style-name="P32"><text:soft-page-break/>Působení: 4-6 hodin</text:p>
      <text:p text:style-name="P40">Sběr surovin: Bylinkářství 3</text:p>
      <text:p text:style-name="P40">Rozpoznání podle příznaků: Znalost jedů 2</text:p>
      <text:p text:style-name="P40">První stupeň závislosti: 2k6 + 20 požití (fyzická závislost)</text:p>
      <text:p text:style-name="P40"/>
      <text:p text:style-name="P40">/* Kozlík lékařský, eng. Valerian */</text:p>
      <text:p text:style-name="P34">Slabé přírodní uspávadlo</text:p>
      <text:p text:style-name="P34"/>
      <text:p text:style-name="P34">-- efekt Baldriánu: Malátnost, ospalost</text:p>
      <text:p text:style-name="P34"/>
      <text:p text:style-name="P34">Kozlíková tinktura se užívá při nespavosti, neurastenii, křečovitých bolestech spojených s mdlobami, neuralgii, slabosti nohou, nervozitě, žaludečními křečemi, nadýmání a pocitům strachu.</text:p>
      <text:p text:style-name="P34"/>
      <text:p text:style-name="P34">The chief constituent of valerian is a yellowish-green to brownish-yellow oil which is present in the dried root.</text:p>
      <text:p text:style-name="P34">Valerian tea should not be prepared with boiling water, as this may drive off the lighter oils.</text:p>
      <text:p text:style-name="P34"/>
      <text:p text:style-name="P34">An unusual feature of valerian is that the essential oil of valerian root is a cat attractant similar to catnip. Anecdotal reports claim that valerian is also attractive to rats—so much so that it had been used to bait traps.</text:p>
      <text:p text:style-name="P34">-- tenhle efekt je magickým posílením také výrazně podpořen</text:p>
      <text:p text:style-name="P34"/>
      <text:h text:style-name="P54" text:outline-level="6">Dýmkové koření</text:h>
      <text:p text:style-name="P19">Exotická surovina</text:p>
      <text:p text:style-name="P40">Sběr (a pěstování) surovin: Bylinkářství 3</text:p>
      <text:p text:style-name="P19"/>
      <text:p text:style-name="P19"><text:tab/>Dýmové koření je původem z Hederonu, uměle se však pěstuje i ve vadorské oblasti.</text:p>
      <text:p text:style-name="P19"><text:tab/>Kouření dýmkového koření pomáhá navozovat pocit klidu a pohody. Abstinence však naopak vede k pocitu neklidu a k potřebě si zapálit.</text:p>
      <text:p text:style-name="P34"><text:soft-page-break/></text:p>
      <text:h text:style-name="P54" text:outline-level="6">Čaj</text:h>
      <text:p text:style-name="P19">Exotická surovina</text:p>
      <text:p text:style-name="P40">Sběr (a pěstování) surovin: Bylinkářství 2</text:p>
      <text:p text:style-name="P40"/>
      <text:p text:style-name="P19"><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9"><text:tab/>Pití pravého čaje pomáhá překonávat únavu (efekt však není natolik silný, aby byl vyjádřený pravidlově).</text:p>
      <text:p text:style-name="P34"/>
      <text:h text:style-name="P54" text:outline-level="6">Konopí</text:h>
      <text:p text:style-name="P19">/* Marihuana */</text:p>
      <text:p text:style-name="P30">Síla jedu: 1, zranění: 3 + 1k6 (omamné, po skončení působení se změní na otupení – viz popis)</text:p>
      <text:p text:style-name="P32">Aplikace: konzumací</text:p>
      <text:p text:style-name="P32">Latence: 10-20 kol při kouření, 30-90 minut při konzumaci</text:p>
      <text:p text:style-name="P32">Působení: 2-4 hodiny při kouření, 8-16 hodin při konzumaci</text:p>
      <text:p text:style-name="P40">Sběr surovin: Bylinkářství 4</text:p>
      <text:p text:style-name="P40">Rozpoznání podle příznaků: Znalost jedů 3</text:p>
      <text:p text:style-name="P40">První stupeň závislosti: 1k6 + 5 požití (psychická závislost)</text:p>
      <text:p text:style-name="P40"/>
      <text:p text:style-name="P34">-- vyrábí se sušením květenství</text:p>
      <text:p text:style-name="P34">-- rostlina původně z dálného jihovýchodu, roste však i v oblasti Vadory (a daří se jí tu dobře).</text:p>
      <text:p text:style-name="P34"><text:tab/>Kouření nebo žvýkání (žvýkání má pomalejší náběh, ale mnohem silnější účinky).</text:p>
      <text:p text:style-name="P34">-- zpomalené vnímání času</text:p>
      <text:p text:style-name="P34">-- závislost pouze psychická</text:p>
      <text:p text:style-name="P34"><text:soft-page-break/></text:p>
      <text:p text:style-name="P40">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40"/>
      <text:p text:style-name="P40">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40">/* Otupění, stejně jako omámení, není fyzické zranění, ale projevuje se stejnými postihy ke všem činnostem a stejně rychle se „léčí“. */</text:p>
      <text:p text:style-name="P40"/>
      <text:h text:style-name="P54" text:outline-level="6">Hašiš</text:h>
      <text:p text:style-name="P30">Síla jedu: 2, zranění: 6 + 1k6 (omamné, po skončení působení se změní na otupení – viz popis)</text:p>
      <text:p text:style-name="P32">Aplikace: konzumací</text:p>
      <text:p text:style-name="P32">Latence: 10-20 kol při kouření, 30-90 minut při konzumaci</text:p>
      <text:p text:style-name="P32">Působení: 2-4 hodiny při kouření, 8-16 hodin při konzumaci</text:p>
      <text:p text:style-name="P40">Sběr surovin: Bylinkářství 4</text:p>
      <text:p text:style-name="P40">Rozpoznání podle příznaků: Znalost jedů 3</text:p>
      <text:p text:style-name="P40">První stupeň závislosti: 1k6 + 2 požití (psychická závislost)</text:p>
      <text:p text:style-name="P40"/>
      <text:p text:style-name="P34">-- chloupky květenství konopí (vyrábí se třením květenství, případně separací přes jemné síto)</text:p>
      <text:p text:style-name="P34"><text:soft-page-break/>-- pevné skupenství, obvykle hnědá, tmavě zelená, nebo černá barva. Po zahřátí měkne. Kvalitní hašiš je pastovitý, nekvalitní se drolí.</text:p>
      <text:p text:style-name="P34">-- zpomalené vnímání času</text:p>
      <text:p text:style-name="P34">-- jasnější vnímání zvuků a barev</text:p>
      <text:p text:style-name="P34"/>
      <text:p text:style-name="P34">Hašiš je lehká droga, pryskyřice z rostlin konopí setého.</text:p>
      <text:p text:style-name="P34"/>
      <text:p text:style-name="P34">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34"/>
      <text:p text:style-name="P40">Hašiš se nejčastěji kouří, buď ve formě cigarety (kostka hašiše se nahřeje nad svíčkou, smíchá s dýmkovým kořením a ubalí se cigareta), nebo z vodní dýmky.</text:p>
      <text:p text:style-name="P40"/>
      <text:h text:style-name="P54" text:outline-level="6">Opium</text:h>
      <text:p text:style-name="P30">Síla jedu: 5, zranění: 15 + 1k6 (omamné, po skončení působení se změní na fyzické)</text:p>
      <text:p text:style-name="P32">Aplikace: konzumací</text:p>
      <text:p text:style-name="P32">Latence: 5-10 minut</text:p>
      <text:p text:style-name="P32">Působení: 3-4 hodiny</text:p>
      <text:p text:style-name="P40">Sběr surovin: Bylinkářství 2</text:p>
      <text:p text:style-name="P40">Rozpoznání podle příznaků: Znalost jedů 2</text:p>
      <text:p text:style-name="P40">První stupeň závislosti: 1k6 požití (fyzická závislost)</text:p>
      <text:p text:style-name="P19"/>
      <text:p text:style-name="P34">-- mléčná pryskyřice vytékající z naříznuté nezralé makovice.</text:p>
      <text:p text:style-name="P34">--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34">Příznak: Nápadně zúžené zorničky.</text:p>
      <text:p text:style-name="P34">-- opiová tinktura (rozpuštění v alkoholu).</text:p>
      <text:p text:style-name="P34">-- opiové víno (cukr, bílé víno, skořice, hřebíček)</text:p>
      <text:p text:style-name="P34">-- opiový prášek</text:p>
      <text:p text:style-name="P34"><text:soft-page-break/>-- listy tabáku namočené v opiu – kuřivo</text:p>
      <text:p text:style-name="P34">-- opiová kulička (vkládá se pod jazyk, zapíjí se silným čajem)</text:p>
      <text:p text:style-name="P34">-- dlouhodobé užívání vytváří fyzickou závislost. Kromě toho si organismus vytváří toleranci, další používání opia už není tak účinné.</text:p>
      <text:p text:style-name="P34">-- předávkování může způsobit smrt</text:p>
      <text:p text:style-name="P29"/>
      <text:p text:style-name="P29">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29"/>
      <text:p text:style-name="P29">Typickým příznakem užívání morfinu (a opiátů obecně) jsou nápadně zúžené zorničky, tedy právě naopak než u stimulantů.</text:p>
      <text:p text:style-name="P29"/>
      <text:p text:style-name="P29">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29"/>
      <text:p text:style-name="P42">-- požití opia po dobu působení poskytuje 2 body odolnosti proti bolesti</text:p>
      <text:p text:style-name="P29">/*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29">-- samozřejmě to není kumulativní s jinými zdroji odolnosti, aplikuje se jen nejsilnější efekt. */</text:p>
      <text:p text:style-name="P29"/>
      <text:h text:style-name="P54" text:outline-level="6">Mandragora</text:h>
      <text:p text:style-name="P30">Síla jedu: 3, zranění: 9 + 1k6 (omamné, po skončení působení se změní na fyzické)</text:p>
      <text:p text:style-name="P32">Aplikace: konzumací</text:p>
      <text:p text:style-name="P32">Latence: 15-30 minut</text:p>
      <text:p text:style-name="P32">Působení: 2-3 hodiny</text:p>
      <text:p text:style-name="P40"><text:soft-page-break/>Sběr surovin: Bylinkářství 4</text:p>
      <text:p text:style-name="P40">Rozpoznání podle příznaků: Znalost jedů 3</text:p>
      <text:p text:style-name="P40">První stupeň závislosti: 2k6 + 5 požití (fyzická závislost)</text:p>
      <text:p text:style-name="P19"/>
      <text:p text:style-name="P34">-- roste ve Vadorské oblasti</text:p>
      <text:p text:style-name="P34">-- obyčejná varianta je trvalka s fialovými květy</text:p>
      <text:p text:style-name="P34">-- existuje probuzená varianta (Jekot čerstvě vytrženého kořenu probuzené mandragory může omráčit či dokonce usmrtit)</text:p>
      <text:p text:style-name="P34">--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34"/>
      <text:p text:style-name="P34"/>
      <text:p text:style-name="P34">Mandragora byla v starověké Palestině a Egyptě považována za rostlinu lásky. V Bibli je zmiňována v Genesis a Písni písní jako „jablíčko lásky“. Také Řekové ji považovali za afrodisiakum.</text:p>
      <text:p text:style-name="P34">-- afrodisiakální účinky asi není třeba vyjadřovat pravidlově. Nemagická verze je prostě slabé afrodisiakum, magická verze pak tím sílnější, čím vyšší hodnocení.</text:p>
      <text:p text:style-name="P34"/>
      <text:p text:style-name="P34">Mezi další lékařské využití patřilo užívání zahuštěné šťávy jako masti na spáleniny, otoky či pohmožděniny.</text:p>
      <text:p text:style-name="P34"/>
      <text:p text:style-name="P34"/>
      <text:p text:style-name="P34">Nejčastějším způsobem užívání bývá vtírání mandragory smísené s tukem či olejem do kůže, při tomto způsobu se do těla dostává především skopolamin se silnými halucinogenními účinky.</text:p>
      <text:p text:style-name="P34"/>
      <text:p text:style-name="P34">/*</text:p>
      <text:p text:style-name="P34">V Egyptě a Sýrii používali lékaři odvary z opia a mandragory k potlačení bolesti.</text:p>
      <text:p text:style-name="P34">*/</text:p>
      <text:p text:style-name="P29"><text:soft-page-break/></text:p>
      <text:p text:style-name="P29">-- požití mandragory poskytuje po dobu působení odolnost proti bolesti rovnou síle jedu (nikoliv zranění). Postihy za omámení ovšem postavě zůstávají (a touto odolností se neredukují).</text:p>
      <text:p text:style-name="P29"/>
      <text:h text:style-name="P54" text:outline-level="6">Odvar z opia a mandragory</text:h>
      <text:p text:style-name="P30">Síla jedu: 3, zranění: 3 + 1k6 (projeví se až po odeznění působení)</text:p>
      <text:p text:style-name="P32">Aplikace: konzumací</text:p>
      <text:p text:style-name="P32">Latence: 1-2 minuty</text:p>
      <text:p text:style-name="P32">Působení: 1-2 hodiny</text:p>
      <text:p text:style-name="P40">Sběr surovin: Bylinkářství 4</text:p>
      <text:p text:style-name="P29">Rozpoznání podle příznaků: Znalost jedů 4</text:p>
      <text:p text:style-name="P29">První stupeň závislosti: 1k6 + 5 požití (fyzická závislost)</text:p>
      <text:p text:style-name="P29"/>
      <text:p text:style-name="P29">-- používá se velmi slabá koncentrace (proto tak nízké zranění)</text:p>
      <text:p text:style-name="P29">-- po dobu působení odvar poskytuje odolnost proti bolesti rovnou Síle jedu (a mírně euforický stav – podobný stavu po požití alkoholu), po skončení působení se projeví zranění (postavě se udělá špatně).</text:p>
      <text:p text:style-name="P29"/>
      <text:h text:style-name="P54" text:outline-level="6">Jed hnědé ropuchy</text:h>
      <text:p text:style-name="P30">Síla jedu: 2, zranění: 2 + 1k6 (omamné, po skončení působení se změní na fyzické)</text:p>
      <text:p text:style-name="P32">Aplikace: konzumací</text:p>
      <text:p text:style-name="P32">Latence: 5-10 minut</text:p>
      <text:p text:style-name="P32">Působení: 2-3 hodiny</text:p>
      <text:p text:style-name="P32">Sběr surovin: Lov a sběr drobných živočichů 2</text:p>
      <text:p text:style-name="P32">Rozpoznání podle příznaků: Znalost jedů 3</text:p>
      <text:p text:style-name="P32">První stupeň závislosti: 2k6 + 10 požití (fyzická závislost)</text:p>
      <text:p text:style-name="P32"/>
      <text:p text:style-name="P34">Z hnědé ropuchy se získává relativně slabý halucinogen. Tento halucinogen se může užívat kouřením usušené žabí kůže nebo olizováním živých žab.</text:p>
      <text:p text:style-name="P40"><text:span text:style-name="T1">Z jedu černé ropuchy se extrahuje (velmi složitým postupem) výrazně silnější forma. Pozor na záměnu druhů, olizování černé ropuchy vede k vážné otravě (viz </text:span><text:span text:style-name="T19">Jed černé ropuchy</text:span><text:span text:style-name="T1">).</text:span></text:p>
      <text:p text:style-name="P34"/>
      <text:h text:style-name="P54" text:outline-level="6"><text:soft-page-break/>Lysohlávka</text:h>
      <text:p text:style-name="P30">Síla jedu: 3, zranění: 12 + 1k6 (omamné, po skončení působení bez následků mizí)</text:p>
      <text:p text:style-name="P32">Aplikace: konzumací</text:p>
      <text:p text:style-name="P32">Latence: 20-30 minut</text:p>
      <text:p text:style-name="P32">Působení: 6-12 hodin</text:p>
      <text:p text:style-name="P40">Sběr surovin: Bylinkářství 3</text:p>
      <text:p text:style-name="P40">Rozpoznání podle příznaků: Znalost jedů 3</text:p>
      <text:p text:style-name="P40">První stupeň závislosti: 1k6 + 5 požití (psychická závislost)</text:p>
      <text:p text:style-name="P40"/>
      <text:p text:style-name="P40">/* Psilocybe */</text:p>
      <text:p text:style-name="P34">(halucinogeny)</text:p>
      <text:p text:style-name="P29">/* Tohle by mělo být spíš v kategorii halucinogeny a drogy */</text:p>
      <text:p text:style-name="P29"/>
      <text:p text:style-name="P29"><text:tab/>Lysohlávky jsou jedním z mála halucinogenů, který není téměř vůbec toxický (což znamená, že po odeznění působení nezpůsobí žádné další potíže a tedy ani zranění).</text:p>
      <text:p text:style-name="P29"/>
      <text:p text:style-name="P29"><text:tab/>Účinky psilocybinu jsou vysoce nepředvídatelné a variabilní a jako u ostatních psychedelik (halucinogenů) velmi závisejí na dávce i na momentálním psychickém stavu uživatele. Patří mezi ně dezorientace, 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29"/>
      <text:p text:style-name="P29">LSD's effects normally last from 6–12 hours depending on dosage, tolerance, body weight and age.</text:p>
      <text:p text:style-name="P29"/>
      <text:h text:style-name="P47" text:outline-level="2"><text:soft-page-break/>Stimulanty</text:h>
      <text:p text:style-name="P29">Stimulanty patří mezi drogy (platí pro ně stejná pravidla, včetně získávání závislosti).</text:p>
      <text:p text:style-name="P29"/>
      <text:h text:style-name="P54" text:outline-level="6">Koka</text:h>
      <text:p text:style-name="P30">Síla jedu: 2, zranění: 6 + 1k6 (projeví se až po odeznění působení)</text:p>
      <text:p text:style-name="P32">Aplikace: konzumací</text:p>
      <text:p text:style-name="P32">Latence: 5-10 minut</text:p>
      <text:p text:style-name="P32">Působení: 1-4 hodiny</text:p>
      <text:p text:style-name="P40">Sběr surovin: Bylinkářství 3</text:p>
      <text:p text:style-name="P29">Rozpoznání podle příznaků: Znalost jedů 4</text:p>
      <text:p text:style-name="P29">První stupeň závislosti: 1k6 + 2 požití (psychická závislost)</text:p>
      <text:p text:style-name="P29"/>
      <text:p text:style-name="P19">/* Síla 2, přidává 2 body staminy */</text:p>
      <text:p text:style-name="P19"/>
      <text:p text:style-name="P29">Trainers of the old school who supplied treatments which had cocaine as their base declared with assurance that a rider tired by a six-day race would get his second breath after absorbing these mixtures.</text:p>
      <text:p text:style-name="P29"/>
      <text:p text:style-name="P29">Kokain nevyvolává fyzickou závislost, ale psychickou závislost. Užívání kokainu vyvolává kromě euforie řadu vedlejších účinků a způsobuje trvalou silnou závislost.</text:p>
      <text:p text:style-name="P29"/>
      <text:p text:style-name="P29">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29">Nebezpečí návykovosti je extrémní.</text:p>
      <text:p text:style-name="P29"><text:soft-page-break/></text:p>
      <text:p text:style-name="P29">Mezi vedlejší efekty patří paranoia a škubání sebou. Míra vedlejších příznaků se s častějším používáním zvyšuje.</text:p>
      <text:p text:style-name="P29"/>
      <text:p text:style-name="P29">Efekt působení kokainu trvá od dvaceti minut do několika hodin od použití. To závisí na dávce drogy, její koncentraci a způsobu aplikace.</text:p>
      <text:p text:style-name="P29"/>
      <text:p text:style-name="P29"/>
      <text:h text:style-name="P54" text:outline-level="6">Muchomůrka červená</text:h>
      <text:p text:style-name="P30">Síla jedu: 1, zranění: 3 + 1k6 (projeví se až po odeznění působení)</text:p>
      <text:p text:style-name="P32">Aplikace: konzumací</text:p>
      <text:p text:style-name="P32">Latence: 2-4 minut</text:p>
      <text:p text:style-name="P32">Působení: 1-2 hodiny</text:p>
      <text:p text:style-name="P40">Sběr surovin: Bylinkářství 1</text:p>
      <text:p text:style-name="P29">Rozpoznání podle příznaků: Znalost jedů 4</text:p>
      <text:p text:style-name="P29">První stupeň závislosti: 1k6 + 5 požití (fyzická závislost)</text:p>
      <text:p text:style-name="P29"/>
      <text:p text:style-name="P19">/* Síla 1, přidává 1 bod staminy a současně 1 bod síly. Magické posílení zvyšuje jen efekt na staminu, nikoliv na sílu. */</text:p>
      <text:p text:style-name="P19">/* používá se hodně nízká dávka. Vyšší dávka nemá větší stimulační účinek, jen je jedovatější. */</text:p>
      <text:p text:style-name="P29"/>
      <text:p text:style-name="P29">Scandinavian mythology says Berserkers could drink a mixture called "butotens", perhaps prepared from the Amanita muscaria mushroom, to increase their physical power a dozen times at the risk of insanity.</text:p>
      <text:p text:style-name="P29"/>
      <text:p text:style-name="P29"/>
      <text:h text:style-name="P54" text:outline-level="6">Strychnin</text:h>
      <text:p text:style-name="P30">Síla jedu: 2, zranění: 6 + 1k6 (projeví se až po odeznění působení)</text:p>
      <text:p text:style-name="P32">Aplikace: konzumací</text:p>
      <text:p text:style-name="P32">Latence: 10-15 minut</text:p>
      <text:p text:style-name="P32">Působení: 2-4 hodiny</text:p>
      <text:p text:style-name="P40">Sběr surovin: Bylinkářství 4 (ve Vadorské oblasti neroste)</text:p>
      <text:p text:style-name="P29">Rozpoznání podle příznaků: Znalost jedů 3</text:p>
      <text:p text:style-name="P29"><text:soft-page-break/>První stupeň závislosti: 2k6 + 10 požití (fyzická závislost)</text:p>
      <text:p text:style-name="P29"/>
      <text:p text:style-name="P18">/* Síla 2, přidává 2 body staminy */</text:p>
      <text:p text:style-name="P29">/*</text:p>
      <text:p text:style-name="P29">Ve vyšších dávkách působí čistě jako jed (viz Strychnin v kapitole Jedy).</text:p>
      <text:p text:style-name="P29">*/</text:p>
      <text:p text:style-name="P29"/>
      <text:p text:style-name="P30">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0"/>
      <text:h text:style-name="Heading_20_1" text:outline-level="1">Protijedy</text:h>
      <text:h text:style-name="P58" text:outline-level="6">Mléčn<text:span text:style-name="T1">ý</text:span> bodlák</text:h>
      <text:p text:style-name="P52">Výtažek z tohoto zvláštního druhu bodláku pomáhá regenerovat jaterní tkáň. Včasné podání pacientovi sníží zranění způsobené poškozením jater v důsledku požití jedovatých hub o 6 (Síla protijedu 2).</text:p>
      <text:p text:style-name="P52">/* Pokud je podaný už při otravě tak funguje jako protijed (zabírá už v průbehu otravy) a lze ho použít i k rekonvalescenci po odeznění jedu. */</text:p>
      <text:p text:style-name="P52"/>
      <text:h text:style-name="P59" text:outline-level="6">Aktivní uhlí</text:h>
      <text:p text:style-name="P52">/* active charcoal, živočišné uhlí */</text:p>
      <text:p text:style-name="P52"/>
      <text:p text:style-name="P53">-- Sníží sílu jedu o 1</text:p>
      <text:p text:style-name="P52">-- Má efekt pouze určitou dobu po požití jedu, snižuje účinnost jedů aplikovaných požitím (absorbuje jed v žaludku). Efektivně snižuje dávku jedu, který se dostane do organismu.</text:p>
      <text:p text:style-name="P52"/>
      <text:p text:style-name="P52">/* Z aktivního uhlí lze vyrobit jednoduchou ale poměrně účinnou plynovou masku (roušku). */</text:p>
      <text:p text:style-name="P52"/>
      <text:h text:style-name="P58" text:outline-level="6">Výtažek z mandragory</text:h>
      <text:p text:style-name="P65">Síla protijedu: 3 (sníží sílu jedu o 3)</text:p>
      <text:p text:style-name="P52">Při otravě vlčím morem se pacientovi podávají drogy posilující srdeční činnost, například výtažek z Mandragory, což výrazně snižuje úmrtnost.</text:p>
      <text:p text:style-name="P52"/>
      <text:h text:style-name="P58" text:outline-level="6">Senna</text:h>
      <text:p text:style-name="P65">-- Efekt vydrží asi 8 hodin po požití výtažku, po tuto dobu snižuje sílu Vlčího moru o 4</text:p>
      <text:p text:style-name="P53"><text:soft-page-break/>Prevence otravy vlčím morem: Výtažek ze vzácné cizokrajné byliny Senny výrazně snižuje efekt otravy, pokud je podán v předstihu před vlastní otravou.</text:p>
      <text:p text:style-name="P53"/>
      <text:h text:style-name="P58" text:outline-level="6">Výtažek z plodů rostliny Éséré</text:h>
      <text:p text:style-name="P65">Síla protijedu: 4</text:p>
      <text:p text:style-name="P64">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8T21:51:43.309000000</dc:date>
    <meta:print-date>2113-01-01T00:00:00</meta:print-date>
    <meta:editing-cycles>20478</meta:editing-cycles>
    <meta:editing-duration>P59DT11H35M37S</meta:editing-duration>
    <meta:generator>LibreOffice/6.0.5.2$Windows_X86_64 LibreOffice_project/54c8cbb85f300ac59db32fe8a675ff7683cd5a16</meta:generator>
    <meta:document-statistic meta:table-count="0" meta:image-count="0" meta:object-count="0" meta:page-count="52" meta:paragraph-count="878" meta:word-count="9975" meta:character-count="63885" meta:non-whitespace-character-count="54705"/>
  </office:meta>
</office:document-meta>
</file>